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133C985611D.png" manifest:media-type="image/png"/>
  <manifest:file-entry manifest:full-path="Pictures/10000201000000B9000000AF90E852BA.png" manifest:media-type="image/png"/>
  <manifest:file-entry manifest:full-path="Pictures/100002010000017F000000A0FB0F298A.png" manifest:media-type="image/png"/>
  <manifest:file-entry manifest:full-path="Pictures/100000000000002000000020D3A4748E.png" manifest:media-type="image/png"/>
  <manifest:file-entry manifest:full-path="Pictures/100000000000002000000020AC02EA46.png" manifest:media-type="image/png"/>
  <manifest:file-entry manifest:full-path="Pictures/100002010000002B0000001FBAF4C316.png" manifest:media-type="image/png"/>
  <manifest:file-entry manifest:full-path="Pictures/100002010000008200000086F2388F47.png" manifest:media-type="image/png"/>
  <manifest:file-entry manifest:full-path="Pictures/10000000000000C0000000EC08E8581A.png" manifest:media-type="image/png"/>
  <manifest:file-entry manifest:full-path="Pictures/1000020100000024000000185646FA6C.png" manifest:media-type="image/png"/>
  <manifest:file-entry manifest:full-path="Pictures/10000201000000CE00000037D250931E.png" manifest:media-type="image/png"/>
  <manifest:file-entry manifest:full-path="Pictures/1000020100000156000000C76D67FD2E.png" manifest:media-type="image/png"/>
  <manifest:file-entry manifest:full-path="Pictures/10000201000002CE0000003947B0D5BE.png" manifest:media-type="image/png"/>
  <manifest:file-entry manifest:full-path="Pictures/100000000000001D0000001B8DC2AE66.png" manifest:media-type="image/png"/>
  <manifest:file-entry manifest:full-path="Pictures/100000000000001B0000001CC0A6DF55.png" manifest:media-type="image/png"/>
  <manifest:file-entry manifest:full-path="Pictures/10000201000001A0000001BDD5435933.png" manifest:media-type="image/png"/>
  <manifest:file-entry manifest:full-path="Pictures/100000000000022A0000004F59D1B163.png" manifest:media-type="image/png"/>
  <manifest:file-entry manifest:full-path="Pictures/10000201000002C7000001E242FF86A2.png" manifest:media-type="image/png"/>
  <manifest:file-entry manifest:full-path="Pictures/10000000000000EF000000A163023C3D.png" manifest:media-type="image/png"/>
  <manifest:file-entry manifest:full-path="Pictures/10000201000003770000017EC6B5694C.png" manifest:media-type="image/png"/>
  <manifest:file-entry manifest:full-path="Pictures/100000000000019C000000863F1BE7AF.png" manifest:media-type="image/png"/>
  <manifest:file-entry manifest:full-path="Pictures/1000000000000020000000203A2DBB49.png" manifest:media-type="image/png"/>
  <manifest:file-entry manifest:full-path="Pictures/100002010000030F0000018FD22BFA96.png" manifest:media-type="image/png"/>
  <manifest:file-entry manifest:full-path="Pictures/100000000000001C0000001C349C721C.png" manifest:media-type="image/png"/>
  <manifest:file-entry manifest:full-path="Pictures/10000201000002A2000001D30BC65916.png" manifest:media-type="image/png"/>
  <manifest:file-entry manifest:full-path="Pictures/10000201000003E8000000D2A060F6AB.png" manifest:media-type="image/png"/>
  <manifest:file-entry manifest:full-path="Pictures/10000201000003B3000000DF1C6D410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176000001F30BE0115B.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7" style:family="table">
      <style:table-properties style:width="6.6889in" fo:margin-left="0in" fo:margin-right="0.0042in" fo:margin-top="0.0785in" fo:margin-bottom="0.0826in" table:align="margins" style:may-break-between-rows="false"/>
    </style:style>
    <style:style style:name="Table17.A" style:family="table-column">
      <style:table-column-properties style:column-width="0.2493in" style:rel-column-width="2442*"/>
    </style:style>
    <style:style style:name="Table17.B" style:family="table-column">
      <style:table-column-properties style:column-width="1.1632in" style:rel-column-width="11396*"/>
    </style:style>
    <style:style style:name="Table17.C" style:family="table-column">
      <style:table-column-properties style:column-width="0.3215in" style:rel-column-width="3150*"/>
    </style:style>
    <style:style style:name="Table17.D" style:family="table-column">
      <style:table-column-properties style:column-width="1.3396in" style:rel-column-width="13124*"/>
    </style:style>
    <style:style style:name="Table17.E" style:family="table-column">
      <style:table-column-properties style:column-width="0.3944in" style:rel-column-width="3864*"/>
    </style:style>
    <style:style style:name="Table17.F" style:family="table-column">
      <style:table-column-properties style:column-width="1.3757in" style:rel-column-width="13478*"/>
    </style:style>
    <style:style style:name="Table17.G" style:family="table-column">
      <style:table-column-properties style:column-width="0.3743in" style:rel-column-width="3667*"/>
    </style:style>
    <style:style style:name="Table17.H" style:family="table-column">
      <style:table-column-properties style:column-width="1.4708in" style:rel-column-width="14414*"/>
    </style:style>
    <style:style style:name="Table17.A1" style:family="table-cell">
      <style:table-cell-properties fo:background-color="transparent" fo:padding="0in" fo:border="none">
        <style:background-image/>
      </style:table-cell-properties>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7.C2" style:family="table-cell" style:data-style-name="N0">
      <style:table-cell-properties fo:padding="0in" fo:border="none"/>
    </style:style>
    <style:style style:name="Table17.D2" style:family="table-cell">
      <style:table-cell-properties fo:padding="0in" fo:border="none"/>
    </style:style>
    <style:style style:name="Table17.E2" style:family="table-cell" style:data-style-name="N0">
      <style:table-cell-properties fo:padding="0in" fo:border="none"/>
    </style:style>
    <style:style style:name="Table17.F2" style:family="table-cell">
      <style:table-cell-properties fo:padding="0in" fo:border="none"/>
    </style:style>
    <style:style style:name="Table17.G2" style:family="table-cell">
      <style:table-cell-properties fo:padding="0in" fo:border="none"/>
    </style:style>
    <style:style style:name="Table17.H2" style:family="table-cell">
      <style:table-cell-properties fo:padding="0in" fo:border="none"/>
    </style:style>
    <style:style style:name="Table17.A3" style:family="table-cell" style:data-style-name="N0">
      <style:table-cell-properties fo:padding="0in" fo:border="none"/>
    </style:style>
    <style:style style:name="Table17.B3" style:family="table-cell">
      <style:table-cell-properties fo:padding="0in" fo:border="none"/>
    </style:style>
    <style:style style:name="Table17.C3" style:family="table-cell" style:data-style-name="N0">
      <style:table-cell-properties fo:padding="0in" fo:border="none"/>
    </style:style>
    <style:style style:name="Table17.D3" style:family="table-cell">
      <style:table-cell-properties fo:padding="0in" fo:border="none"/>
    </style:style>
    <style:style style:name="Table17.E3" style:family="table-cell" style:data-style-name="N0">
      <style:table-cell-properties fo:padding="0in" fo:border="none"/>
    </style:style>
    <style:style style:name="Table17.F3" style:family="table-cell">
      <style:table-cell-properties fo:padding="0in" fo:border="none"/>
    </style:style>
    <style:style style:name="Table17.G3" style:family="table-cell" style:data-style-name="N0">
      <style:table-cell-properties fo:padding="0in" fo:border="none"/>
    </style:style>
    <style:style style:name="Table17.H3" style:family="table-cell">
      <style:table-cell-properties fo:padding="0in" fo:border="none"/>
    </style:style>
    <style:style style:name="Table17.A4" style:family="table-cell" style:data-style-name="N0">
      <style:table-cell-properties fo:padding="0in" fo:border="none"/>
    </style:style>
    <style:style style:name="Table17.B4" style:family="table-cell">
      <style:table-cell-properties fo:padding="0in" fo:border="none"/>
    </style:style>
    <style:style style:name="Table17.C4" style:family="table-cell" style:data-style-name="N0">
      <style:table-cell-properties fo:padding="0in" fo:border="none"/>
    </style:style>
    <style:style style:name="Table17.D4" style:family="table-cell">
      <style:table-cell-properties fo:padding="0in" fo:border="none"/>
    </style:style>
    <style:style style:name="Table17.E4" style:family="table-cell" style:data-style-name="N0">
      <style:table-cell-properties fo:padding="0in" fo:border="none"/>
    </style:style>
    <style:style style:name="Table17.F4" style:family="table-cell">
      <style:table-cell-properties fo:padding="0in" fo:border="none"/>
    </style:style>
    <style:style style:name="Table17.G4" style:family="table-cell" style:data-style-name="N0">
      <style:table-cell-properties fo:padding="0in" fo:border="none"/>
    </style:style>
    <style:style style:name="Table17.H4" style:family="table-cell">
      <style:table-cell-properties fo:padding="0in" fo:border="none"/>
    </style:style>
    <style:style style:name="Table17.A5" style:family="table-cell" style:data-style-name="N0">
      <style:table-cell-properties fo:padding="0in" fo:border="none"/>
    </style:style>
    <style:style style:name="Table17.B5" style:family="table-cell">
      <style:table-cell-properties fo:padding="0in" fo:border="none"/>
    </style:style>
    <style:style style:name="Table17.C5" style:family="table-cell" style:data-style-name="N0">
      <style:table-cell-properties fo:padding="0in" fo:border="none"/>
    </style:style>
    <style:style style:name="Table17.D5" style:family="table-cell">
      <style:table-cell-properties fo:padding="0in" fo:border="none"/>
    </style:style>
    <style:style style:name="Table17.E5" style:family="table-cell" style:data-style-name="N0">
      <style:table-cell-properties fo:padding="0in" fo:border="none"/>
    </style:style>
    <style:style style:name="Table17.F5" style:family="table-cell">
      <style:table-cell-properties fo:padding="0in" fo:border="none"/>
    </style:style>
    <style:style style:name="Table17.G5" style:family="table-cell" style:data-style-name="N0">
      <style:table-cell-properties fo:padding="0in" fo:border="none"/>
    </style:style>
    <style:style style:name="Table17.H5" style:family="table-cell">
      <style:table-cell-properties fo:padding="0in" fo:border="none"/>
    </style:style>
    <style:style style:name="Table17.A6" style:family="table-cell">
      <style:table-cell-properties fo:padding="0in" fo:border="none"/>
    </style:style>
    <style:style style:name="Table17.B6" style:family="table-cell">
      <style:table-cell-properties fo:padding="0in" fo:border="none"/>
    </style:style>
    <style:style style:name="Table17.C6" style:family="table-cell">
      <style:table-cell-properties fo:padding="0in" fo:border="none"/>
    </style:style>
    <style:style style:name="Table17.D6" style:family="table-cell">
      <style:table-cell-properties fo:padding="0in" fo:border="none"/>
    </style:style>
    <style:style style:name="Table17.E6" style:family="table-cell">
      <style:table-cell-properties fo:padding="0in" fo:border="none"/>
    </style:style>
    <style:style style:name="Table17.F6" style:family="table-cell">
      <style:table-cell-properties fo:padding="0in" fo:border="none"/>
    </style:style>
    <style:style style:name="Table17.G6" style:family="table-cell" style:data-style-name="N0">
      <style:table-cell-properties fo:padding="0in" fo:border="none"/>
    </style:style>
    <style:style style:name="Table17.H6" style:family="table-cell">
      <style:table-cell-properties fo:padding="0in" fo:border="none"/>
    </style:style>
    <style:style style:name="Table17.7" style:family="table-row">
      <style:table-row-properties style:min-row-height="0.2347in"/>
    </style:style>
    <style:style style:name="Table17.A7" style:family="table-cell">
      <style:table-cell-properties fo:padding="0in" fo:border="none"/>
    </style:style>
    <style:style style:name="Table18" style:family="table">
      <style:table-properties style:width="6.6931in" fo:margin-top="0in" fo:margin-bottom="0.0986in" table:align="margins" style:may-break-between-rows="false"/>
    </style:style>
    <style:style style:name="Table18.A" style:family="table-column">
      <style:table-column-properties style:column-width="0.3111in" style:rel-column-width="3046*"/>
    </style:style>
    <style:style style:name="Table18.B" style:family="table-column">
      <style:table-column-properties style:column-width="1.659in" style:rel-column-width="16244*"/>
    </style:style>
    <style:style style:name="Table18.C" style:family="table-column">
      <style:table-column-properties style:column-width="0.3028in" style:rel-column-width="2964*"/>
    </style:style>
    <style:style style:name="Table18.D" style:family="table-column">
      <style:table-column-properties style:column-width="1.1924in" style:rel-column-width="11674*"/>
    </style:style>
    <style:style style:name="Table18.F" style:family="table-column">
      <style:table-column-properties style:column-width="1.4118in" style:rel-column-width="13823*"/>
    </style:style>
    <style:style style:name="Table18.G" style:family="table-column">
      <style:table-column-properties style:column-width="0.4097in" style:rel-column-width="4011*"/>
    </style:style>
    <style:style style:name="Table18.H" style:family="table-column">
      <style:table-column-properties style:column-width="1.0958in" style:rel-column-width="10727*"/>
    </style:style>
    <style:style style:name="Table18.A1" style:family="table-cell">
      <style:table-cell-properties fo:padding="0.0382in" fo:border="none"/>
    </style:style>
    <style:style style:name="Table18.2" style:family="table-row">
      <style:table-row-properties style:min-row-height="0.2236in"/>
    </style:style>
    <style:style style:name="Table18.A2" style:family="table-cell" style:data-style-name="N0">
      <style:table-cell-properties fo:padding-left="0.0396in" fo:padding-right="0.0396in" fo:padding-top="0.0396in" fo:padding-bottom="0in" fo:border="none"/>
    </style:style>
    <style:style style:name="Table18.B2" style:family="table-cell">
      <style:table-cell-properties fo:padding-left="0.0396in" fo:padding-right="0.0396in" fo:padding-top="0.0396in" fo:padding-bottom="0in" fo:border="none"/>
    </style:style>
    <style:style style:name="Table18.C2" style:family="table-cell">
      <style:table-cell-properties fo:padding-left="0.0396in" fo:padding-right="0.0396in" fo:padding-top="0.0396in" fo:padding-bottom="0in" fo:border="none"/>
    </style:style>
    <style:style style:name="Table18.D2" style:family="table-cell">
      <style:table-cell-properties fo:padding-left="0.0396in" fo:padding-right="0.0396in" fo:padding-top="0.0396in" fo:padding-bottom="0in" fo:border="none"/>
    </style:style>
    <style:style style:name="Table18.E2" style:family="table-cell">
      <style:table-cell-properties fo:padding-left="0.0396in" fo:padding-right="0.0396in" fo:padding-top="0.0396in" fo:padding-bottom="0in" fo:border="none"/>
    </style:style>
    <style:style style:name="Table18.F2" style:family="table-cell">
      <style:table-cell-properties fo:padding-left="0.0396in" fo:padding-right="0.0396in" fo:padding-top="0.0396in" fo:padding-bottom="0in" fo:border="none"/>
    </style:style>
    <style:style style:name="Table18.G2" style:family="table-cell">
      <style:table-cell-properties fo:padding-left="0.0396in" fo:padding-right="0.0396in" fo:padding-top="0.0396in" fo:padding-bottom="0in" fo:border="none"/>
    </style:style>
    <style:style style:name="Table18.H2" style:family="table-cell">
      <style:table-cell-properties fo:padding-left="0.0396in" fo:padding-right="0.0396in" fo:padding-top="0.0396in" fo:padding-bottom="0in" fo:border="none"/>
    </style:style>
    <style:style style:name="Table18.3" style:family="table-row">
      <style:table-row-properties style:min-row-height="0.1924in"/>
    </style:style>
    <style:style style:name="Table18.A3" style:family="table-cell" style:data-style-name="N0">
      <style:table-cell-properties fo:padding="0.0382in" fo:border="none"/>
    </style:style>
    <style:style style:name="Table18.5" style:family="table-row">
      <style:table-row-properties style:min-row-height="0.209in"/>
    </style:style>
    <style:style style:name="Table4" style:family="table">
      <style:table-properties style:width="6.6931in" table:align="margins"/>
    </style:style>
    <style:style style:name="Table4.A" style:family="table-column">
      <style:table-column-properties style:column-width="0.6597in" style:rel-column-width="6459*"/>
    </style:style>
    <style:style style:name="Table4.B" style:family="table-column">
      <style:table-column-properties style:column-width="3.866in" style:rel-column-width="37853*"/>
    </style:style>
    <style:style style:name="Table4.C" style:family="table-column">
      <style:table-column-properties style:column-width="2.1674in" style:rel-column-width="21223*"/>
    </style:style>
    <style:style style:name="Table4.A1" style:family="table-cell">
      <style:table-cell-properties fo:padding="0in" fo:border="none"/>
    </style:style>
    <style:style style:name="Table5" style:family="table">
      <style:table-properties style:width="6.6972in" fo:margin-left="0in" table:align="left"/>
    </style:style>
    <style:style style:name="Table5.A" style:family="table-column">
      <style:table-column-properties style:column-width="0.6694in"/>
    </style:style>
    <style:style style:name="Table5.B" style:family="table-column">
      <style:table-column-properties style:column-width="6.0278in"/>
    </style:style>
    <style:style style:name="Table5.1" style:family="table-row">
      <style:table-row-properties fo:keep-together="always"/>
    </style:style>
    <style:style style:name="Table6" style:family="table">
      <style:table-properties style:width="6.6931in" fo:margin-top="0in" fo:margin-bottom="0.0833in" table:align="margins" style:may-break-between-rows="false"/>
    </style:style>
    <style:style style:name="Table6.A" style:family="table-column">
      <style:table-column-properties style:column-width="0.6243in" style:rel-column-width="6112*"/>
    </style:style>
    <style:style style:name="Table6.B" style:family="table-column">
      <style:table-column-properties style:column-width="4.2486in" style:rel-column-width="41600*"/>
    </style:style>
    <style:style style:name="Table6.C" style:family="table-column">
      <style:table-column-properties style:column-width="1.8201in" style:rel-column-width="17823*"/>
    </style:style>
    <style:style style:name="Table6.A1" style:family="table-cell">
      <style:table-cell-properties fo:padding="0in" fo:border="none"/>
    </style:style>
    <style:style style:name="Table8" style:family="table">
      <style:table-properties style:width="6.6931in" fo:margin-top="0in" fo:margin-bottom="0.2007in" table:align="margins" style:may-break-between-rows="false"/>
    </style:style>
    <style:style style:name="Table8.A" style:family="table-column">
      <style:table-column-properties style:column-width="0.6243in" style:rel-column-width="6115*"/>
    </style:style>
    <style:style style:name="Table8.B" style:family="table-column">
      <style:table-column-properties style:column-width="4.2569in" style:rel-column-width="41685*"/>
    </style:style>
    <style:style style:name="Table8.C" style:family="table-column">
      <style:table-column-properties style:column-width="1.8111in" style:rel-column-width="17735*"/>
    </style:style>
    <style:style style:name="Table8.A1" style:family="table-cell">
      <style:table-cell-properties fo:padding="0in" fo:border="none"/>
    </style:style>
    <style:style style:name="Table9" style:family="table">
      <style:table-properties style:width="6.7382in" fo:margin-left="-0.0451in" table:align="left"/>
    </style:style>
    <style:style style:name="Table9.A" style:family="table-column">
      <style:table-column-properties style:column-width="4.0917in"/>
    </style:style>
    <style:style style:name="Table9.B" style:family="table-column">
      <style:table-column-properties style:column-width="2.6465in"/>
    </style:style>
    <style:style style:name="Table9.1" style:family="table-row">
      <style:table-row-properties style:min-row-height="1.8535in"/>
    </style:style>
    <style:style style:name="Table9.A1" style:family="table-cell">
      <style:table-cell-properties fo:padding="0.0382in" fo:border="none"/>
    </style:style>
    <style:style style:name="P1" style:family="paragraph" style:parent-style-name="Footer">
      <style:text-properties officeooo:paragraph-rsid="00b0b13b"/>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e5fa"/>
    </style:style>
    <style:style style:name="P7" style:family="paragraph" style:parent-style-name="Text_20_body">
      <style:text-properties fo:language="en" fo:country="US" fo:font-style="normal" officeooo:paragraph-rsid="00a6e9fd" style:font-style-asian="normal" style:font-style-complex="normal"/>
    </style:style>
    <style:style style:name="P8" style:family="paragraph" style:parent-style-name="Text_20_body">
      <style:text-properties officeooo:paragraph-rsid="00a6e9fd"/>
    </style:style>
    <style:style style:name="P9" style:family="paragraph" style:parent-style-name="Text_20_body">
      <style:text-properties officeooo:paragraph-rsid="00733b65"/>
    </style:style>
    <style:style style:name="P10" style:family="paragraph" style:parent-style-name="Text_20_body">
      <style:text-properties officeooo:paragraph-rsid="00b85260"/>
    </style:style>
    <style:style style:name="P11" style:family="paragraph" style:parent-style-name="Text_20_body">
      <style:text-properties officeooo:paragraph-rsid="00b85de2"/>
    </style:style>
    <style:style style:name="P12" style:family="paragraph" style:parent-style-name="Text_20_body">
      <style:text-properties officeooo:paragraph-rsid="00baa1c6"/>
    </style:style>
    <style:style style:name="P13" style:family="paragraph" style:parent-style-name="Text_20_body">
      <style:text-properties officeooo:paragraph-rsid="00bb6960"/>
    </style:style>
    <style:style style:name="P14" style:family="paragraph" style:parent-style-name="LOList_20_1_5f_TextBody">
      <style:text-properties officeooo:paragraph-rsid="00a6e9fd"/>
    </style:style>
    <style:style style:name="P15" style:family="paragraph" style:parent-style-name="Text_20_body">
      <style:paragraph-properties fo:margin-top="0.1181in" fo:margin-bottom="0.0783in" loext:contextual-spacing="false"/>
      <style:text-properties officeooo:rsid="00baa1c6" officeooo:paragraph-rsid="00baa1c6"/>
    </style:style>
    <style:style style:name="P16" style:family="paragraph" style:parent-style-name="Subtitle">
      <style:text-properties fo:language="en" fo:country="US" officeooo:rsid="001f0121"/>
    </style:style>
    <style:style style:name="P17" style:family="paragraph" style:parent-style-name="Guide_20_Name">
      <style:text-properties fo:language="en" fo:country="US" officeooo:rsid="001f0121" officeooo:paragraph-rsid="001f0121"/>
    </style:style>
    <style:style style:name="P18" style:family="paragraph" style:parent-style-name="Table_20_Contents">
      <style:paragraph-properties fo:text-align="end" style:justify-single-word="false"/>
      <style:text-properties fo:font-size="14pt" officeooo:paragraph-rsid="00a6e9fd"/>
    </style:style>
    <style:style style:name="P19" style:family="paragraph" style:parent-style-name="Table_20_Contents">
      <style:text-properties fo:font-size="14pt" officeooo:paragraph-rsid="00a6e9fd"/>
    </style:style>
    <style:style style:name="P20" style:family="paragraph" style:parent-style-name="Table_20_Contents">
      <style:text-properties officeooo:paragraph-rsid="00a6e9fd"/>
    </style:style>
    <style:style style:name="P21" style:family="paragraph" style:parent-style-name="Table_20_Contents">
      <style:text-properties officeooo:paragraph-rsid="00c72a5c"/>
    </style:style>
    <style:style style:name="P22" style:family="paragraph" style:parent-style-name="Table_20_Heading">
      <style:text-properties fo:font-size="10.5pt" officeooo:paragraph-rsid="00c72a5c" style:font-size-asian="10.5pt" style:font-size-complex="10.5pt"/>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writing-mode="page"/>
      <style:text-properties officeooo:paragraph-rsid="00a6e9fd"/>
    </style:style>
    <style:style style:name="P25" style:family="paragraph" style:parent-style-name="Figure">
      <style:paragraph-properties fo:margin-top="0in" fo:margin-bottom="0in" loext:contextual-spacing="false" style:writing-mode="page"/>
      <style:text-properties officeooo:paragraph-rsid="00a6e9fd"/>
    </style:style>
    <style:style style:name="P26" style:family="paragraph" style:parent-style-name="Standard">
      <style:paragraph-properties fo:margin-top="0in" fo:margin-bottom="0in" loext:contextual-spacing="false"/>
      <style:text-properties officeooo:rsid="00bc9c0f" officeooo:paragraph-rsid="00bc9c0f"/>
    </style:style>
    <style:style style:name="P27" style:family="paragraph" style:parent-style-name="Definition_20_Term">
      <style:text-properties officeooo:paragraph-rsid="00a6e9fd"/>
    </style:style>
    <style:style style:name="P28" style:family="paragraph" style:parent-style-name="Figure">
      <style:text-properties officeooo:paragraph-rsid="00a6e9fd"/>
    </style:style>
    <style:style style:name="P29" style:family="paragraph" style:parent-style-name="Figure">
      <style:text-properties officeooo:paragraph-rsid="00a9947c"/>
    </style:style>
    <style:style style:name="P30" style:family="paragraph" style:parent-style-name="Figure">
      <style:text-properties officeooo:paragraph-rsid="00aa414f"/>
    </style:style>
    <style:style style:name="P31" style:family="paragraph" style:parent-style-name="Figure">
      <style:text-properties officeooo:paragraph-rsid="00ac9653"/>
    </style:style>
    <style:style style:name="P32" style:family="paragraph" style:parent-style-name="Figure" style:master-page-name="">
      <style:paragraph-properties fo:margin-top="0.0783in" fo:margin-bottom="0.0827in" loext:contextual-spacing="false" style:page-number="auto"/>
      <style:text-properties officeooo:paragraph-rsid="00a6e9fd"/>
    </style:style>
    <style:style style:name="P33" style:family="paragraph" style:parent-style-name="Text_20_body">
      <style:paragraph-properties fo:margin-top="0.0783in" fo:margin-bottom="0.0827in" loext:contextual-spacing="false"/>
      <style:text-properties officeooo:paragraph-rsid="00a6e9fd"/>
    </style:style>
    <style:style style:name="P34" style:family="paragraph" style:parent-style-name="Text_20_Body_20_List_20_Intro">
      <style:text-properties officeooo:paragraph-rsid="00a6e9fd"/>
    </style:style>
    <style:style style:name="P35" style:family="paragraph" style:parent-style-name="Text_20_Body_20_List_20_Intro">
      <style:paragraph-properties fo:margin-top="0in" fo:margin-bottom="0.0591in" loext:contextual-spacing="false"/>
      <style:text-properties officeooo:paragraph-rsid="00a6e9fd"/>
    </style:style>
    <style:style style:name="P36" style:family="paragraph" style:parent-style-name="Text_20_body" style:master-page-name="">
      <style:paragraph-properties fo:keep-together="always" fo:orphans="0" fo:widows="0" style:page-number="auto"/>
      <style:text-properties officeooo:paragraph-rsid="00a6e9fd"/>
    </style:style>
    <style:style style:name="P37" style:family="paragraph" style:parent-style-name="Text_20_Note">
      <style:text-properties officeooo:rsid="00998374" officeooo:paragraph-rsid="00a6e9fd"/>
    </style:style>
    <style:style style:name="P38" style:family="paragraph" style:parent-style-name="Text_20_Note">
      <style:text-properties officeooo:paragraph-rsid="00a6e9fd"/>
    </style:style>
    <style:style style:name="P39" style:family="paragraph" style:parent-style-name="Text_20_Note">
      <style:text-properties officeooo:paragraph-rsid="00aa414f"/>
    </style:style>
    <style:style style:name="P40" style:family="paragraph" style:parent-style-name="Caption">
      <style:text-properties officeooo:paragraph-rsid="00a6e9fd"/>
    </style:style>
    <style:style style:name="P41" style:family="paragraph" style:parent-style-name="Title">
      <style:text-properties fo:language="en" fo:country="US" officeooo:rsid="001f0121" officeooo:paragraph-rsid="00a5e5fa"/>
    </style:style>
    <style:style style:name="P42" style:family="paragraph" style:parent-style-name="Table_20_Contents">
      <style:paragraph-properties fo:margin-top="0.0201in" fo:margin-bottom="0in" loext:contextual-spacing="false" style:writing-mode="page"/>
      <style:text-properties officeooo:paragraph-rsid="00a6e9fd"/>
    </style:style>
    <style:style style:name="P43" style:family="paragraph" style:parent-style-name="Figure">
      <style:paragraph-properties fo:margin-top="0.0799in" fo:margin-bottom="0.1799in" loext:contextual-spacing="false" style:writing-mode="page"/>
      <style:text-properties officeooo:paragraph-rsid="00adcf6a"/>
    </style:style>
    <style:style style:name="P44" style:family="paragraph" style:parent-style-name="Text_20_Body_20_List_20_Intro">
      <style:paragraph-properties fo:margin-top="0.0402in" fo:margin-bottom="0.0799in" loext:contextual-spacing="false" style:writing-mode="page"/>
      <style:text-properties officeooo:paragraph-rsid="00a6e9fd"/>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3">
      <style:paragraph-properties>
        <style:tab-stops>
          <style:tab-stop style:position="6.2929in" style:type="right" style:leader-style="dotted" style:leader-text="."/>
        </style:tab-stops>
      </style:paragraph-properties>
    </style:style>
    <style:style style:name="P48" style:family="paragraph" style:parent-style-name="Standard">
      <style:text-properties officeooo:paragraph-rsid="00c72a5c"/>
    </style:style>
    <style:style style:name="P49" style:family="paragraph" style:parent-style-name="Heading_20_Tip">
      <style:text-properties officeooo:paragraph-rsid="00a6e9fd"/>
    </style:style>
    <style:style style:name="P50" style:family="paragraph" style:parent-style-name="Heading_20_Caution">
      <style:text-properties officeooo:rsid="00998374" officeooo:paragraph-rsid="00a6e9fd"/>
    </style:style>
    <style:style style:name="P51" style:family="paragraph" style:parent-style-name="Heading_20_2">
      <style:text-properties officeooo:paragraph-rsid="00733b65"/>
    </style:style>
    <style:style style:name="P52" style:family="paragraph" style:parent-style-name="Heading_20_2">
      <style:text-properties officeooo:paragraph-rsid="00916c9a"/>
    </style:style>
    <style:style style:name="P53" style:family="paragraph" style:parent-style-name="Heading_20_2">
      <style:text-properties officeooo:paragraph-rsid="00a6e9fd"/>
    </style:style>
    <style:style style:name="P54" style:family="paragraph" style:parent-style-name="Heading_20_2">
      <style:paragraph-properties fo:margin-top="0.1181in" fo:margin-bottom="0.0783in" loext:contextual-spacing="false"/>
      <style:text-properties officeooo:paragraph-rsid="00a6e9fd"/>
    </style:style>
    <style:style style:name="P55" style:family="paragraph" style:parent-style-name="Heading_20_2" style:master-page-name="">
      <style:paragraph-properties fo:margin-top="0.1181in" fo:margin-bottom="0.0783in" loext:contextual-spacing="false" style:page-number="auto"/>
      <style:text-properties officeooo:paragraph-rsid="00a6e9fd"/>
    </style:style>
    <style:style style:name="P56" style:family="paragraph" style:parent-style-name="Heading_20_1">
      <style:text-properties officeooo:paragraph-rsid="00a6e9fd"/>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fo:language="en" fo:country="US" officeooo:paragraph-rsid="00a6e9fd"/>
    </style:style>
    <style:style style:name="P59" style:family="paragraph" style:parent-style-name="List_20_1">
      <style:text-properties officeooo:paragraph-rsid="00a6e9fd"/>
    </style:style>
    <style:style style:name="P60" style:family="paragraph" style:parent-style-name="List_20_1" style:list-style-name="OOoBullets_20_1">
      <style:text-properties officeooo:paragraph-rsid="00a6e9fd"/>
    </style:style>
    <style:style style:name="P61" style:family="paragraph" style:parent-style-name="List_20_1" style:master-page-name="">
      <style:paragraph-properties style:page-number="auto" fo:keep-with-next="always"/>
      <style:text-properties officeooo:paragraph-rsid="00a6e9fd"/>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3">
      <style:text-properties officeooo:paragraph-rsid="00a6e9fd"/>
    </style:style>
    <style:style style:name="P64" style:family="paragraph" style:parent-style-name="Heading_20_Note">
      <style:text-properties officeooo:paragraph-rsid="00a6e9fd"/>
    </style:style>
    <style:style style:name="P65" style:family="paragraph" style:parent-style-name="Heading_20_Note">
      <style:paragraph-properties fo:margin-top="0in" fo:margin-bottom="0.0516in" loext:contextual-spacing="false"/>
      <style:text-properties officeooo:paragraph-rsid="00a6e9fd"/>
    </style:style>
    <style:style style:name="P66" style:family="paragraph" style:parent-style-name="Numbering_20_1">
      <style:text-properties officeooo:paragraph-rsid="00a6e9fd"/>
    </style:style>
    <style:style style:name="P67" style:family="paragraph" style:parent-style-name="Numbering_20_1" style:list-style-name="Numbering_20_1">
      <style:text-properties officeooo:paragraph-rsid="00b85de2"/>
    </style:style>
    <style:style style:name="P68" style:family="paragraph" style:parent-style-name="Numbering_20_1" style:list-style-name="Numbering_20_1">
      <style:text-properties officeooo:paragraph-rsid="00baa1c6"/>
    </style:style>
    <style:style style:name="P69" style:family="paragraph" style:parent-style-name="Numbering_20_1" style:list-style-name="Numbering_20_1">
      <style:text-properties officeooo:paragraph-rsid="00bb6960"/>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5e5fa"/>
    </style:style>
    <style:style style:name="T7" style:family="text">
      <style:text-properties officeooo:rsid="00b85260"/>
    </style:style>
    <style:style style:name="T8" style:family="text">
      <style:text-properties officeooo:rsid="00b9045a"/>
    </style:style>
    <style:style style:name="T9" style:family="text">
      <style:text-properties officeooo:rsid="00bb6960"/>
    </style:style>
    <style:style style:name="T10" style:family="text">
      <style:text-properties officeooo:rsid="00baa1c6"/>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style:font-weight-asian="bold" style:font-weight-complex="bold"/>
    </style:style>
    <style:style style:name="T16" style:family="text">
      <style:text-properties officeooo:rsid="005e68eb"/>
    </style:style>
    <style:style style:name="T17" style:family="text">
      <style:text-properties style:font-name="Times New Roman"/>
    </style:style>
    <style:style style:name="T18" style:family="text">
      <style:text-properties officeooo:rsid="00232bb6"/>
    </style:style>
    <style:style style:name="T19" style:family="text">
      <style:text-properties style:font-name="Liberation Sans5" officeooo:rsid="0019deb4" style:font-name-asian="Liberation Sans5" style:font-name-complex="Liberation Sans5"/>
    </style:style>
    <style:style style:name="T20" style:family="text">
      <style:text-properties officeooo:rsid="00967aed"/>
    </style:style>
    <style:style style:name="T21" style:family="text">
      <style:text-properties officeooo:rsid="007a42cc"/>
    </style:style>
    <style:style style:name="T22" style:family="text">
      <style:text-properties officeooo:rsid="0068bbd4"/>
    </style:style>
    <style:style style:name="T23" style:family="text">
      <style:text-properties officeooo:rsid="009b04f5"/>
    </style:style>
    <style:style style:name="T24" style:family="text">
      <style:text-properties officeooo:rsid="00a85a70"/>
    </style:style>
    <style:style style:name="T25" style:family="text">
      <style:text-properties officeooo:rsid="00a8fe05"/>
    </style:style>
    <style:style style:name="T26" style:family="text">
      <style:text-properties officeooo:rsid="00a9947c"/>
    </style:style>
    <style:style style:name="T27" style:family="text">
      <style:text-properties officeooo:rsid="00aa414f"/>
    </style:style>
    <style:style style:name="T28" style:family="text">
      <style:text-properties officeooo:rsid="00aae5cf"/>
    </style:style>
    <style:style style:name="T29" style:family="text">
      <style:text-properties officeooo:rsid="00ac3ee3"/>
    </style:style>
    <style:style style:name="T30" style:family="text">
      <style:text-properties officeooo:rsid="00ac77b7"/>
    </style:style>
    <style:style style:name="T31" style:family="text">
      <style:text-properties officeooo:rsid="00ac9653"/>
    </style:style>
    <style:style style:name="T32" style:family="text">
      <style:text-properties officeooo:rsid="00b2d933"/>
    </style:style>
    <style:style style:name="T33" style:family="text">
      <style:text-properties officeooo:rsid="00b3c2d0"/>
    </style:style>
    <style:style style:name="T34" style:family="text">
      <style:text-properties officeooo:rsid="00b51e45"/>
    </style:style>
    <style:style style:name="T35" style:family="text">
      <style:text-properties officeooo:rsid="00b85de2"/>
    </style:style>
    <style:style style:name="T36" style:family="text">
      <style:text-properties officeooo:rsid="00ba433e"/>
    </style:style>
    <style:style style:name="T37" style:family="text">
      <style:text-properties officeooo:rsid="00bc8ef5"/>
    </style:style>
    <style:style style:name="T38" style:family="text">
      <style:text-properties officeooo:rsid="00bde969"/>
    </style:style>
    <style:style style:name="T39" style:family="text">
      <style:text-properties officeooo:rsid="00be82a2"/>
    </style:style>
    <style:style style:name="T40" style:family="text">
      <style:text-properties officeooo:rsid="00c051f0"/>
    </style:style>
    <style:style style:name="T41" style:family="text">
      <style:text-properties officeooo:rsid="00c246ef"/>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0472in, 0in, 0.011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472in, 0.0311in, 0.0311in, 0.031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shadow="none" draw:shadow-opacity="100%" style:mirror="none" fo:clip="rect(0in, 0in, 0.0563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in" fo:border="0.06pt solid #000000" style:shadow="none" draw:shadow-opacity="100%" style:mirror="none" fo:clip="rect(0.0402in, 0.0402in, 0.0598in, 0.04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1516in, 0in, 0.0874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7"><draw:frame draw:style-name="fr7"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41">Kapitola 11 <text:s/><text:line-break/>Graphics, Gallery, Fontwork</text:p>
      <text:p text:style-name="P16"/>
      <text:h text:style-name="P57"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3">Jean Hollis Weber</text:p>
          </table:table-cell>
          <table:table-cell office:value-type="string">
            <text:p text:style-name="P23">Hazel Russman</text:p>
          </table:table-cell>
          <table:table-cell office:value-type="string">
            <text:p text:style-name="P23">John A. Smith</text:p>
          </table:table-cell>
        </table:table-row>
        <table:table-row>
          <table:table-cell office:value-type="string">
            <text:p text:style-name="P23">Ron Faile Jr.</text:p>
          </table:table-cell>
          <table:table-cell office:value-type="string">
            <text:p text:style-name="P23">Martin Saffron</text:p>
          </table:table-cell>
          <table:table-cell office:value-type="string">
            <text:p text:style-name="P26">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6">Tato kapitola byla vytvořena úpravami a aktualizacemi kapitoly 11 knihy <text:span text:style-name="LOEmphasis">Getting Started with OpenOffice.org 3.3</text:span>. Do původní kapitoly přispěli:</text:p>
      <text:p text:style-name="Text_20_body">Agnes Belzunce<text:tab/>Daniel Carrera<text:tab/>Peter Hillier-Brook<text:line-break/>Peter Kupfer<text:tab/>Iain Roberts<text:tab/>Jean Hollis Weber<text:line-break/>Linda Worthington<text:tab/>Michele Zarri</text:p>
      <text:h text:style-name="P52" text:outline-level="2"><text:bookmark-start text:name="__RefHeading__5644_1566568644"/>Datum vydání a verze programu<text:bookmark-end text:name="__RefHeading__5644_1566568644"/></text:h>
      <text:p text:style-name="P4">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sledek</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ou se možnosti nastavení<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 + klepnout a/nebo klep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další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 + ⌘ + <text:span text:style-name="LOKeystroke">F5</text:span></text:p>
          </table:table-cell>
          <table:table-cell table:style-name="Table1.A2" office:value-type="string">
            <text:p text:style-name="P21">Otevře s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 + <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6"><text:a xlink:type="simple" xlink:href="#__RefHeading__5640_1566568644" text:style-name="Index_20_Link" text:visited-style-name="Index_20_Link">Zpětná vazba<text:tab/>2</text:a></text:p>
          <text:p text:style-name="P46"><text:a xlink:type="simple" xlink:href="#__RefHeading__5642_1566568644" text:style-name="Index_20_Link" text:visited-style-name="Index_20_Link">Poděkování<text:tab/>2</text:a></text:p>
          <text:p text:style-name="P46"><text:a xlink:type="simple" xlink:href="#__RefHeading__5644_1566568644" text:style-name="Index_20_Link" text:visited-style-name="Index_20_Link">Datum vydání a verze programu<text:tab/>2</text:a></text:p>
          <text:p text:style-name="P46"><text:a xlink:type="simple" xlink:href="#__RefHeading__10532_462712302" text:style-name="Index_20_Link" text:visited-style-name="Index_20_Link">Poznámka pro uživatele systému Mac<text:tab/>2</text:a></text:p>
          <text:p text:style-name="P45"><text:a xlink:type="simple" xlink:href="#__RefHeading__5648_1566568644" text:style-name="Index_20_Link" text:visited-style-name="Index_20_Link">Úvod<text:tab/>4</text:a></text:p>
          <text:p text:style-name="P45"><text:a xlink:type="simple" xlink:href="#__RefHeading__13175_2065861793" text:style-name="Index_20_Link" text:visited-style-name="Index_20_Link">Vkládání obrázků do dokumentu<text:tab/>4</text:a></text:p>
          <text:p text:style-name="P46"><text:a xlink:type="simple" xlink:href="#__RefHeading__13177_2065861793" text:style-name="Index_20_Link" text:visited-style-name="Index_20_Link">Vkládání souboru s obrázkem<text:tab/>4</text:a></text:p>
          <text:p text:style-name="P47"><text:a xlink:type="simple" xlink:href="#__RefHeading__13801_2065861793" text:style-name="Index_20_Link" text:visited-style-name="Index_20_Link">Přetažení<text:tab/>4</text:a></text:p>
          <text:p text:style-name="P47"><text:a xlink:type="simple" xlink:href="#__RefHeading__13179_2065861793" text:style-name="Index_20_Link" text:visited-style-name="Index_20_Link">Dialogové okno Obrázek<text:tab/>4</text:a></text:p>
          <text:p text:style-name="P46"><text:a xlink:type="simple" xlink:href="#__RefHeading__13183_2065861793" text:style-name="Index_20_Link" text:visited-style-name="Index_20_Link">Odkazování na soubor s obrázkem<text:tab/>5</text:a></text:p>
          <text:p text:style-name="P47"><text:a xlink:type="simple" xlink:href="#__RefHeading__13185_2065861793" text:style-name="Index_20_Link" text:visited-style-name="Index_20_Link">Vkládání odkazovaných obrázků<text:tab/>6</text:a></text:p>
          <text:p text:style-name="P46"><text:a xlink:type="simple" xlink:href="#__RefHeading__13187_2065861793" text:style-name="Index_20_Link" text:visited-style-name="Index_20_Link">Vkládání obrázků ze schránky<text:tab/>6</text:a></text:p>
          <text:p text:style-name="P46"><text:a xlink:type="simple" xlink:href="#__RefHeading__13189_2065861793" text:style-name="Index_20_Link" text:visited-style-name="Index_20_Link">Vkládání obrázků s použitím skeneru<text:tab/>7</text:a></text:p>
          <text:p text:style-name="P46"><text:a xlink:type="simple" xlink:href="#__RefHeading__11392_454530774" text:style-name="Index_20_Link" text:visited-style-name="Index_20_Link">Vkládání obrázků z galerie<text:tab/>7</text:a></text:p>
          <text:p text:style-name="P46"><text:a xlink:type="simple" xlink:href="#__RefHeading__34926_261791260" text:style-name="Index_20_Link" text:visited-style-name="Index_20_Link">Vkládání obrázků jako pozadí<text:tab/>8</text:a></text:p>
          <text:p text:style-name="P45"><text:a xlink:type="simple" xlink:href="#__RefHeading__72324_1784677349" text:style-name="Index_20_Link" text:visited-style-name="Index_20_Link">Úprava a umístění obrázků<text:tab/>8</text:a></text:p>
          <text:p text:style-name="P45"><text:a xlink:type="simple" xlink:href="#__RefHeading__13193_2065861793" text:style-name="Index_20_Link" text:visited-style-name="Index_20_Link">Správa galerie balíku LibreOffice<text:tab/>8</text:a></text:p>
          <text:p text:style-name="P46"><text:a xlink:type="simple" xlink:href="#__RefHeading__13203_2065861793" text:style-name="Index_20_Link" text:visited-style-name="Index_20_Link">Přidávání objektů do galerie<text:tab/>9</text:a></text:p>
          <text:p text:style-name="P46"><text:a xlink:type="simple" xlink:href="#__RefHeading__13205_2065861793" text:style-name="Index_20_Link" text:visited-style-name="Index_20_Link">Mazání objektů z galerie<text:tab/>9</text:a></text:p>
          <text:p text:style-name="P46"><text:a xlink:type="simple" xlink:href="#__RefHeading__13207_2065861793" text:style-name="Index_20_Link" text:visited-style-name="Index_20_Link">Přidávání nových motivů vzhledu do galerie<text:tab/>10</text:a></text:p>
          <text:p text:style-name="P46"><text:a xlink:type="simple" xlink:href="#__RefHeading__13209_2065861793" text:style-name="Index_20_Link" text:visited-style-name="Index_20_Link">Mazání motivů vzhledu z galerie<text:tab/>10</text:a></text:p>
          <text:p text:style-name="P46"><text:a xlink:type="simple" xlink:href="#__RefHeading__13211_2065861793" text:style-name="Index_20_Link" text:visited-style-name="Index_20_Link">Umístění galerie a jejích objektů<text:tab/>10</text:a></text:p>
          <text:p text:style-name="P45"><text:a xlink:type="simple" xlink:href="#__RefHeading__15492_2065861793" text:style-name="Index_20_Link" text:visited-style-name="Index_20_Link">Vytváření obrázkových map<text:tab/>10</text:a></text:p>
          <text:p text:style-name="P45"><text:a xlink:type="simple" xlink:href="#__RefHeading__17037_2065861793" text:style-name="Index_20_Link" text:visited-style-name="Index_20_Link">Použití kreslicích nástrojů balíku LibreOffice<text:tab/>12</text:a></text:p>
          <text:p text:style-name="P46"><text:a xlink:type="simple" xlink:href="#__RefHeading__7009_2065861793" text:style-name="Index_20_Link" text:visited-style-name="Index_20_Link">Vytváření kreseb<text:tab/>12</text:a></text:p>
          <text:p text:style-name="P46"><text:a xlink:type="simple" xlink:href="#__RefHeading__7011_2065861793" text:style-name="Index_20_Link" text:visited-style-name="Index_20_Link">Nastavení nebo změna vlastností kreseb<text:tab/>13</text:a></text:p>
          <text:p text:style-name="P46"><text:a xlink:type="simple" xlink:href="#__RefHeading__7013_2065861793" text:style-name="Index_20_Link" text:visited-style-name="Index_20_Link">Změna velikosti kreseb<text:tab/>13</text:a></text:p>
          <text:p text:style-name="P46"><text:a xlink:type="simple" xlink:href="#__RefHeading__7015_2065861793" text:style-name="Index_20_Link" text:visited-style-name="Index_20_Link">Seskupování kreseb<text:tab/>13</text:a></text:p>
          <text:p text:style-name="P45"><text:a xlink:type="simple" xlink:href="#__RefHeading__17039_2065861793" text:style-name="Index_20_Link" text:visited-style-name="Index_20_Link">Použití písmomalby<text:tab/>14</text:a></text:p>
          <text:p text:style-name="P46"><text:a xlink:type="simple" xlink:href="#__RefHeading__13217_2065861793" text:style-name="Index_20_Link" text:visited-style-name="Index_20_Link">Vytváření objektů písmomalby<text:tab/>14</text:a></text:p>
          <text:p text:style-name="P46"><text:a xlink:type="simple" xlink:href="#__RefHeading__13219_2065861793" text:style-name="Index_20_Link" text:visited-style-name="Index_20_Link">Úprava objektů písmomalby<text:tab/>15</text:a></text:p>
          <text:p text:style-name="P47"><text:a xlink:type="simple" xlink:href="#__RefHeading__13221_2065861793" text:style-name="Index_20_Link" text:visited-style-name="Index_20_Link">Použití nástrojové lišty Písmomalba<text:tab/>15</text:a></text:p>
          <text:p text:style-name="P47"><text:a xlink:type="simple" xlink:href="#__RefHeading__13223_2065861793" text:style-name="Index_20_Link" text:visited-style-name="Index_20_Link">Použití nástrojové lišty Formátování<text:tab/>16</text:a></text:p>
          <text:p text:style-name="P47"><text:a xlink:type="simple" xlink:href="#__RefHeading__13231_2065861793" text:style-name="Index_20_Link" text:visited-style-name="Index_20_Link">Použití možností v nabídkách<text:tab/>18</text:a></text:p>
          <text:p text:style-name="P47"><text:a xlink:type="simple" xlink:href="#__RefHeading__13233_2065861793" text:style-name="Index_20_Link" text:visited-style-name="Index_20_Link">Použití nástrojové lišty 3D nastavení<text:tab/>18</text:a></text:p>
          <text:p text:style-name="P46"><text:a xlink:type="simple" xlink:href="#__RefHeading__13235_2065861793" text:style-name="Index_20_Link" text:visited-style-name="Index_20_Link">Přesun a změna velikosti objektů písmomalby<text:tab/>18</text:a></text:p>
        </text:index-body>
      </text:table-of-content>
      <text:p text:style-name="Page_20_Break"/>
      <text:h text:style-name="P58" text:outline-level="1"><text:bookmark-start text:name="__RefHeading__5648_1566568644"/>Úvod<text:bookmark-end text:name="__RefHeading__5648_156656864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34">Obrázky v LibreOffice můžeme rozdělit na tři základní druhy:</text:p>
      <text:list xml:id="list7151449917104284810" text:style-name="List_20_1">
        <text:list-item>
          <text:p text:style-name="P59">Soubory s obrázky, například fotografie, kresby a naskenované obrázky</text:p>
        </text:list-item>
        <text:list-item>
          <text:p text:style-name="P59">Diagramy vytvořené pomocí kreslicích nástrojů balíku LibreOffice.</text:p>
        </text:list-item>
        <text:list-item>
          <text:p text:style-name="P59">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6"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53"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Pokud máme soubor s obrázkem uložený na počítači, můžeme jej do programu LibreOffice vložit následujícími způsoby:</text:p>
      <text:h text:style-name="P63" text:outline-level="3"><text:bookmark-start text:name="__RefHeading__13801_2065861793"/><text:alphabetical-index-mark text:string-value="přetažení"/>Přetažení<text:bookmark-end text:name="__RefHeading__13801_2065861793"/></text:h>
      <text:list xml:id="list2666832345538671458" text:style-name="Numbering_20_1">
        <text:list-item text:start-value="1">
          <text:p text:style-name="P66">Otevřeme okno prohlížeče souborů a přemístíme se na obrázek, který chceme vložit.</text:p>
        </text:list-item>
        <text:list-item>
          <text:p text:style-name="P66">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LOKeystroke">[Ctrl + Shift]</text:span>.</text:p>
      <text:h text:style-name="P63" text:outline-level="3"><text:bookmark-start text:name="__RefHeading__13179_2065861793"/>Dialogové okno Obrázek<text:bookmark-end text:name="__RefHeading__13179_2065861793"/></text:h>
      <text:list xml:id="list133054920086957" text:continue-list="list2666832345538671458" text:style-name="Numbering_20_1">
        <text:list-item text:start-value="1">
          <text:p text:style-name="P66"><text:alphabetical-index-mark text:string-value="Dialogové okno Vložit obrázek"/>V dokumentu LibreOffice klepneme na místo, kde má být obrázek zobrazen.</text:p>
        </text:list-item>
        <text:list-item>
          <text:p text:style-name="P66">Choose <text:span text:style-name="LOMenuPath">Insert &gt; Image</text:span> from the menu bar.</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are two options, <text:span text:style-name="LOMenuPath">Preview</text:span> and <text:span text:style-name="LOMenuPath">Link</text:span>. <text:span text:style-name="LOMenuPath">Náhled</text:span> vybereme, pokud chceme, aby se v panelu napravo zobrazil náhled vybraného obrázku, a mohli jsme tam ověřit, že jsme vybrali správný soubor. Použití možnosti <text:span text:style-name="LOMenuPath">Odkaz</text:span> je popsáno na stránce <text:bookmark-ref text:reference-format="page" text:ref-name="__RefHeading__13183_2065861793">5</text:bookmark-ref>.</text:p>
        </text:list-item>
        <text:list-item>
          <text:p text:style-name="Numbering_20_1">Klepneme na <text:span text:style-name="LOMenuPath">Otevřít</text:span>.</text:p>
        </text:list-item>
      </text:list>
      <text:list xml:id="list5260695954379157054" text:style-name="Heading_20_Note">
        <text:list-item>
          <text:p text:style-name="P64">Poznámka</text:p>
        </text:list-item>
      </text:list>
      <text:p text:style-name="P38">Při vkládání obrázku jako odkazu <text:span text:style-name="LOMenuPath"/>se po klepnutí na tlačítko <text:span text:style-name="LOMenuPath">Otevřít</text:span> se zobrazí zpráva. Ptá se, zda chceme vložit obrázek do souboru.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P28"><text:soft-page-break/><draw:frame draw:style-name="fr1" draw:name="Frame13" text:anchor-type="as-char" svg:width="6.6929in" draw:z-index="2"><draw:text-box fo:min-height="3.5854in"><text:p text:style-name="Caption"><draw:frame draw:style-name="fr8" draw:name="Image2" text:anchor-type="as-char" svg:width="6.6929in" svg:height="3.4102in" draw:z-index="5"><draw:image xlink:href="Pictures/100002010000030F0000018FD22BFA96.png" xlink:type="simple" xlink:show="embed" xlink:actuate="onLoad"/></draw:frame></text:p><text:p text:style-name="Caption">Obrázek <text:sequence text:ref-name="refFigure0" text:name="Figure" text:formula="ooow:Figure+1" style:num-format="1">1</text:sequence>: Dialogové okno Vložit obrázek</text:p></draw:text-box></draw:frame></text:p>
      <text:h text:style-name="P53"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34">Odkazování na obrázky má dvě výhody a jednu nevýhodu:</text:p>
      <text:list xml:id="list133054259428505" text:continue-list="list7151449917104284810" text:style-name="List_20_1">
        <text:list-item>
          <text:p text:style-name="P59">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59">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59">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33054495553175" text:continue-list="list5260695954379157054" text:style-name="Heading_20_Note">
        <text:list-item>
          <text:p text:style-name="P64">Poznámka</text:p>
        </text:list-item>
      </text:list>
      <text:p text:style-name="P38">Jestliže vkládáme jeden obrázek do dokumentu několikrát, mohlo by se zdát výhodné na ně spíš odkazovat než je vkládat; to však není nutné, protože do dokumentu LibreOffice se vloží pouze jedna kopie souboru s obrázkem.</text:p>
      <text:h text:style-name="P63" text:outline-level="3"><text:bookmark-start text:name="__RefHeading__13185_2065861793"/><text:soft-page-break/>Vkládání odkazovaných obrázků<text:bookmark-end text:name="__RefHeading__13185_2065861793"/></text:h>
      <text:p text:style-name="P34">Pokud jsme původně na obrázky odkazovali, snadno můžeme jeden nebo více z nich později vložit. Provedeme to následovně:</text:p>
      <text:list xml:id="list307807214" text:style-name="Numbering_20_1">
        <text:list-item text:start-value="1">
          <text:p text:style-name="P66">Otevřeme v balíku LibreOffice dokument a zvolíme <text:span text:style-name="LOMenuPath">Úpravy &gt; Odkazy</text:span>.</text:p>
        </text:list-item>
        <text:list-item>
          <text:p text:style-name="P66">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66">Klepneme na tlačítko <text:span text:style-name="LOMenuPath">Rozpojit odkaz</text:span>.</text:p>
        </text:list-item>
        <text:list-item>
          <text:p text:style-name="P66">Uložíme dokument.</text:p>
        </text:list-item>
      </text:list>
      <text:list xml:id="list133055109548037" text:continue-list="list133054495553175" text:style-name="Heading_20_Note">
        <text:list-item>
          <text:p text:style-name="P64">Poznámka</text:p>
        </text:list-item>
      </text:list>
      <text:p text:style-name="P38">Going the other way, from embedded to linked, is not so easy—you must replace the images, one at a time, selecting the <text:span text:style-name="LOMenuPath">Link</text:span> option when you do so.</text:p>
      <text:p text:style-name="P28"><draw:frame draw:style-name="fr1" draw:name="Frame14" text:anchor-type="as-char" svg:width="6.6929in" draw:z-index="6"><draw:text-box fo:min-height="2.8819in"><text:p text:style-name="Caption"><draw:frame draw:style-name="fr9" draw:name="Image3" text:anchor-type="as-char" svg:width="6.6929in" style:rel-width="100%" svg:height="2.8819in" style:rel-height="scale" draw:z-index="7"><draw:image xlink:href="Pictures/10000201000003770000017EC6B5694C.png" xlink:type="simple" xlink:show="embed" xlink:actuate="onLoad"/></draw:frame></text:p><text:p text:style-name="Caption">Obrázek <text:sequence text:ref-name="refFigure1" text:name="Figure" text:formula="ooow:Figure+1" style:num-format="1">2</text:sequence>: Dialogové okno Upravit odkazy</text:p></draw:text-box></draw:frame></text:p>
      <text:h text:style-name="P53" text:outline-level="2"><text:bookmark-start text:name="__RefHeading__13187_2065861793"/>Vkládání obrázků ze schránky<text:bookmark-end text:name="__RefHeading__13187_2065861793"/></text:h>
      <text:p text:style-name="P34">Pomocí schránky je možné do dokumentu LibreOffice kopírovat obrázky z jiného dokumentu LibreOffice nebo z jiných programů. Provedeme to následovně:</text:p>
      <text:list xml:id="list133055654554064" text:continue-list="list133054920086957" text:style-name="Numbering_20_1">
        <text:list-item text:start-value="1">
          <text:p text:style-name="P66">Otevřeme zdrojový a cílový dokument.</text:p>
        </text:list-item>
        <text:list-item>
          <text:p text:style-name="P66">Ve zdrojovém dokumentu vybereme obrázek, který chceme zkopírovat.</text:p>
        </text:list-item>
        <text:list-item>
          <text:p text:style-name="P66">Klepneme na vybraný obrázek a stiskneme <text:span text:style-name="LOKeystroke">Ctrl + C</text:span>, čímž obrázek zkopírujeme do schránky.</text:p>
        </text:list-item>
        <text:list-item>
          <text:p text:style-name="P66">Přepneme se na cílový dokument.</text:p>
        </text:list-item>
        <text:list-item>
          <text:p text:style-name="P66">Klepnutím umístíme kurzor tam, kam chceme obrázek vložit.</text:p>
        </text:list-item>
        <text:list-item>
          <text:p text:style-name="P66">Obrázek vložíme stisknutím <text:span text:style-name="LOKeystroke">Ctrl + V</text:span>.</text:p>
        </text:list-item>
      </text:list>
      <text:list xml:id="list536368915773777110" text:style-name="Heading_20_Caution">
        <text:list-item>
          <text:p text:style-name="P50">Upozornění</text:p>
        </text:list-item>
      </text:list>
      <text:p text:style-name="P37">Pokud aplikaci, ze které jsme obrázky zkopírovali, zavřeme ještě před tím, než obrázky vložíme do cílového dokumentu, obrázky se mohou ze schránky ztratit.</text:p>
      <text:h text:style-name="P53" text:outline-level="2"><text:bookmark-start text:name="__RefHeading__13189_2065861793"/><text:soft-page-break/>Vkládání obrázků s použitím skeneru<text:bookmark-end text:name="__RefHeading__13189_2065861793"/></text:h>
      <text:p text:style-name="P8">Pokud máme k počítači připojen <text:alphabetical-index-mark text:string-value="skener"/><text:alphabetical-index-mark text:string-value="skenované" text:key1="obrázky"/>skener, LibreOffice může zavolat aplikaci na skenovaní a vložit naskenovanou položku do dokumentu jako obrázek. To start this procedure, place the cursor where you want the graphic to be inserted and choose <text:span text:style-name="LOMenuPath">Insert &gt; Media &gt; Scan &gt; Select Source</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3" text:outline-level="2"><text:bookmark-start text:name="__RefHeading__11392_454530774"/>Vkládání obrázků z galerie<text:bookmark-end text:name="__RefHeading__11392_454530774"/></text:h>
      <text:p text:style-name="P10">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8</text:bookmark-ref>. Objekt z galerie můžeme do dokumentu <text:alphabetical-index-mark text:string-value="kopírování objektů z galerie"/>zkopírovat nebo na něj z dokumentu odkázat.</text:p>
      <text:p text:style-name="P34">Chceme-li vložit objekt:</text:p>
      <text:list xml:id="list639156595" text:style-name="Numbering_20_1">
        <text:list-item text:start-value="1">
          <text:p text:style-name="P66">Click the <text:span text:style-name="LOMenuPath">Gallery</text:span> icon in the Sidebar.</text:p>
        </text:list-item>
        <text:list-item>
          <text:p text:style-name="P66">Vybereme motiv vzhledu.</text:p>
        </text:list-item>
        <text:list-item>
          <text:p text:style-name="P66">Jednoduchým klepnutím vybereme objekt.</text:p>
        </text:list-item>
        <text:list-item>
          <text:p text:style-name="P66">Přetáhneme obrázek do dokumentu.</text:p>
        </text:list-item>
      </text:list>
      <text:p text:style-name="P14">You can also right-click on the object and choose <text:span text:style-name="LOMenuPath">Insert</text:span>.</text:p>
      <text:p text:style-name="P29"><draw:frame draw:style-name="fr2" draw:name="Frame3" text:anchor-type="as-char" svg:width="3.2in" draw:z-index="8"><draw:text-box fo:min-height="4.2146in"><text:p text:style-name="Caption"><draw:frame draw:style-name="fr10" draw:name="Image4" text:anchor-type="as-char" svg:width="3.2in" svg:height="4in" draw:z-index="11"><draw:image xlink:href="Pictures/1000020100000176000001F30BE0115B.png" xlink:type="simple" xlink:show="embed" xlink:actuate="onLoad"/></draw:frame></text:p><text:p text:style-name="Caption">Obrázek <text:sequence text:ref-name="refFigure2" text:name="Figure" text:formula="ooow:Figure+1" style:num-format="1">3</text:sequence>: Galerie v postranním panelu</text:p></draw:text-box></draw:frame></text:p>
      <text:p text:style-name="P34"><text:alphabetical-index-mark text:string-value="odkazování objektů z galerie"/>Chceme-li vložit objekt jako odkaz:</text:p>
      <text:list xml:id="list2077658642" text:style-name="Numbering_20_1">
        <text:list-item text:start-value="1">
          <text:p text:style-name="P66">Choose <text:span text:style-name="LOMenuPath">Insert &gt; Media &gt; Clip Art Gallery</text:span> and select a theme.</text:p>
        </text:list-item>
        <text:list-item>
          <text:p text:style-name="P66">Jednoduchým klepnutím vybereme objekt, poté podržíme klávesy <text:span text:style-name="LOKeystroke">Shift</text:span> a <text:span text:style-name="LOKeystroke">Ctrl</text:span> a přetáhneme objekt do dokumentu.</text:p>
        </text:list-item>
      </text:list>
      <text:h text:style-name="P53"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4">Chceme-li vložit obrázek jako pozadí stránky nebo odstavce:</text:p>
      <text:list xml:id="list928706392" text:style-name="Numbering_20_1">
        <text:list-item>
          <text:p text:style-name="P66">Choose<text:span text:style-name="LOMenuPath"> Insert &gt; Media &gt; Clip Art Gallery</text:span> and select a theme.</text:p>
        </text:list-item>
        <text:list-item>
          <text:p text:style-name="Numbering_20_1">Select an object with a single click, right-click on the object, and choose <text:span text:style-name="LOMenuPath">Insert as </text:span><text:span text:style-name="LOMenuPath"><text:s/>Background &gt; Page</text:span> or <text:span text:style-name="LOMenuPath">&gt; Paragraph</text:span>.</text:p>
        </text:list-item>
      </text:list>
      <text:h text:style-name="P56" text:outline-level="1"><text:bookmark-start text:name="__RefHeading__72324_1784677349"/>Úprava a umístění obrázků<text:bookmark-end text:name="__RefHeading__72324_1784677349"/></text:h>
      <text:p text:style-name="P36">LibreOffice provides many tools for cropping, resizing, modifying, filtering, and positioning graphics; wrapping text around graphics; and using graphics as backgrounds and watermarks. Tyto nástroje jsou popsány v příslušných kapitolách této příručky. Pokročilé úpravy obrázků je vhodnější provést v nějakém specializovaném grafickém programu a v balíku LibreOffice použít až výsledek místo toho, abychom používali vestavěné nástroje LibreOffice.</text:p>
      <text:h text:style-name="P56" text:outline-level="1"><text:bookmark-start text:name="__RefHeading__13193_2065861793"/>Správa galerie balíku LibreOffice<text:bookmark-end text:name="__RefHeading__13193_2065861793"/></text:h>
      <text:p text:style-name="P8">Obrázky jsou v galerii rozděleny do skupin <text:alphabetical-index-mark text:string-value="motivy vzhledu" text:key1="Galerie"/><text:alphabetical-index-mark text:string-value="motivy vzhledu"/>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11">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3">4</text:sequence-ref>), and you can <text:alphabetical-index-mark text:string-value="zobrazit/skrýt" text:key1="Galerie"/>hide or show the Gallery by clicking on the Sidebar’s <text:span text:style-name="LOEmphasis">Hide</text:span> button.</text:p>
      <text:p text:style-name="P30"><draw:frame draw:style-name="fr2" draw:name="Frame1" text:anchor-type="as-char" svg:width="3.3in" draw:z-index="12"><draw:text-box fo:min-height="3.5201in"><text:p text:style-name="Caption"><draw:frame draw:style-name="fr10" draw:name="Image5" text:anchor-type="as-char" svg:width="3.3in" svg:height="3.5201in" style:rel-height="scale" draw:z-index="13"><draw:image xlink:href="Pictures/10000201000001A0000001BDD5435933.png" xlink:type="simple" xlink:show="embed" xlink:actuate="onLoad"/></draw:frame></text:p><text:p text:style-name="Caption">Figure <text:sequence text:ref-name="refFigure3" text:name="Figure" text:formula="ooow:Figure+1" style:num-format="1">4</text:sequence>: Gallery in Detailed View</text:p></draw:text-box></draw:frame></text:p>
      <text:list xml:id="list133054097907920" text:continue-list="list133055109548037" text:style-name="Heading_20_Note">
        <text:list-item>
          <text:p text:style-name="P64">Poznámka</text:p>
        </text:list-item>
      </text:list>
      <text:p text:style-name="P39">In some installations, only the <text:span text:style-name="LOEmphasis">My themes</text:span> theme is customizable, although new themes can be added as explained in “<text:span text:style-name="T22"><text:reference-ref text:reference-format="text" text:ref-name="Add new theme to Gallery">Adding a new theme to the Gallery</text:reference-ref></text:span>” on page <text:span text:style-name="T22"><text:reference-ref text:reference-format="page" text:ref-name="Add new theme to Gallery">10</text:reference-ref></text:span>. The locked themes are easily recognizable by right-clicking on them; the only available option in the context menu is <text:span text:style-name="LOMenuPath">Properties</text:span>.</text:p>
      <text:p text:style-name="Text_20_body"><text:soft-page-break/>By default, the Gallery is opened in the Sidebar. You can float the Gallery as you can other Sidebar panes; see Chapter 1, Introducing LibreOffice, for more information.</text:p>
      <text:h text:style-name="P53"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Později tak tyto obrázky můžeme velmi jednoduše vložit do dokumentu.</text:p>
      <text:list xml:id="list2141184466" text:style-name="Numbering_20_1">
        <text:list-item text:start-value="1">
          <text:p text:style-name="P66">Klepneme pravým tlačítkem myši na požadovanou kategorii a zvolíme <text:span text:style-name="LOMenuPath">Vlastnosti</text:span> v místní nabídce.</text:p>
        </text:list-item>
        <text:list-item>
          <text:p text:style-name="P67">In the theme’s Properties dialog, click the <text:span text:style-name="LOEmphasis">Files</text:span> tab (Figure <text:sequence-ref text:reference-format="value" text:ref-name="refFigure4">5</text:sequence-ref>).</text:p>
        </text:list-item>
      </text:list>
      <text:p text:style-name="P32"><draw:frame draw:style-name="fr1" draw:name="Frame12" text:anchor-type="as-char" svg:width="6.6929in" draw:z-index="14"><draw:text-box fo:min-height="1.5756in"><text:p text:style-name="Caption"><draw:frame draw:style-name="fr11" draw:name="Image6" text:anchor-type="as-char" svg:y="0in" svg:width="6.6929in" style:rel-width="100%" svg:height="1.5756in" style:rel-height="scale" draw:z-index="16"><draw:image xlink:href="Pictures/10000201000003B3000000DF1C6D410D.png" xlink:type="simple" xlink:show="embed" xlink:actuate="onLoad"/></draw:frame></text:p><text:p text:style-name="Caption">Obrázek <text:sequence text:ref-name="refFigure4" text:name="Figure" text:formula="ooow:Figure+1" style:num-format="1">5</text:sequence>: Dialogové okno Vlastnosti galerie</text:p></draw:text-box></draw:frame></text:p>
      <text:p text:style-name="P33">Chceme-li přidat několik souborů najednou:</text:p>
      <text:list xml:id="list6325985656934078010" text:style-name="Numbering_20_1">
        <text:list-item>
          <text:p text:style-name="P66"><text:s/>Click the <text:span text:style-name="LOMenuPath">Find Files</text:span> button.</text:p>
        </text:list-item>
        <text:list-item>
          <text:p text:style-name="P66">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66">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66">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44">Chceme-li přidat jeden soubor:</text:p>
      <text:list xml:id="list133055527547119" text:continue-list="list6325985656934078010" text:style-name="Numbering_20_1">
        <text:list-item text:start-value="1">
          <text:p text:style-name="P66">Click <text:span text:style-name="LOMenuPath">Add</text:span> to open the Gallery dialog.</text:p>
        </text:list-item>
        <text:list-item>
          <text:p text:style-name="P66">Pomocí jeho ovládacích prvků najdeme obrázek, který chceme do kategorie přidat. Vybereme jej a poté klepneme na tlačítko <text:span text:style-name="LOMenuPath">Otevřít</text:span>, čímž jej přidáme do kategorie.</text:p>
        </text:list-item>
        <text:list-item>
          <text:p text:style-name="P66">Klepnutím na <text:span text:style-name="LOMenuPath">OK</text:span> zavřeme okno Vlastnosti.</text:p>
        </text:list-item>
      </text:list>
      <text:h text:style-name="P53"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4">To delete an image from a theme:</text:p>
      <text:list xml:id="list1859857703" text:style-name="Numbering_20_1">
        <text:list-item text:start-value="1">
          <text:p text:style-name="P66">Klepneme v galerii pravým tlačítkem na název souboru s obrázkem nebo na jeho náhled.</text:p>
        </text:list-item>
        <text:list-item>
          <text:p text:style-name="P66">Klepneme na <text:span text:style-name="LOMenuPath">Smazat</text:span> v místní nabídce. Zobrazí se zpráva se žádostí o potvrzení smazání objektu. Klepneme na <text:span text:style-name="LOStrongEmphasis">Ano.</text:span></text:p>
        </text:list-item>
      </text:list>
      <text:list xml:id="list133055026802121" text:continue-list="list133054097907920" text:style-name="Heading_20_Note">
        <text:list-item>
          <text:p text:style-name="P64">Poznámka</text:p>
        </text:list-item>
      </text:list>
      <text:p text:style-name="P38">Smažeme-li název souboru ze seznamu v galerii, nesmažeme tím soubor uložený na pevném disku nebo na jiném umístění.</text:p>
      <text:h text:style-name="P53" text:outline-level="2"><text:bookmark-start text:name="__RefHeading__13207_2065861793"/><text:soft-page-break/><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4">Chceme-li do galerie přidat nový motiv vzhledu:</text:p>
      <text:list xml:id="list133053731169395" text:continue-list="list133055654554064" text:style-name="Numbering_20_1">
        <text:list-item text:start-value="1">
          <text:p text:style-name="Numbering_20_1">Click the <text:span text:style-name="LOStrongEmphasis">New Theme</text:span> button above the list of themes (Figure <text:sequence-ref text:reference-format="value" text:ref-name="refFigure3">4</text:sequence-ref>).</text:p>
        </text:list-item>
        <text:list-item>
          <text:p text:style-name="P66">V dialogovém okně Vlastnosti pro nový motiv vzhledu klepneme na záložku <text:span text:style-name="LOStrongEmphasis">Obecné</text:span> a zadáme název nového motivu vzhledu.</text:p>
        </text:list-item>
        <text:list-item>
          <text:p text:style-name="P66">Klepneme na záložku <text:span text:style-name="LOStrongEmphasis">Soubory</text:span> a přidáme do motivu obrázky dříve popsaným způsobem.</text:p>
        </text:list-item>
      </text:list>
      <text:h text:style-name="P53"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4">Chceme-li z galerie smazat motiv vzhledu:</text:p>
      <text:list xml:id="list1004417771" text:style-name="Numbering_20_1">
        <text:list-item text:start-value="1">
          <text:p text:style-name="P66">Go to <text:span text:style-name="LOMenuPath">Insert &gt; Media &gt; Clip Art Gallery.</text:span></text:p>
        </text:list-item>
        <text:list-item>
          <text:p text:style-name="P66">Select from the list of themes the theme you wish to delete.</text:p>
        </text:list-item>
        <text:list-item>
          <text:p text:style-name="P66">Right-click on the theme, then click <text:span text:style-name="LOMenuPath">Delete</text:span> on the context menu.</text:p>
        </text:list-item>
      </text:list>
      <text:h text:style-name="P53"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LOMenuPath">Nástroje|Možnosti</text:span>, v části <text:span text:style-name="LOMenuPath">LibreOffice|Cesty</text:span>. Toto umístění můžeme změnit, můžeme také kopírovat soubory s galerií (<text:span text:style-name="LOComputerCode">SDV</text:span>) na jiné počítače.</text:p>
      <text:p text:style-name="P8">Obsah galerie dodávané s balíkem LibreOffice je uložen v instalačním adresáři LibreOffice. Jeho umístění nelze změnit.</text:p>
      <text:list xml:id="list133054842488516" text:continue-list="list133055026802121" text:style-name="Heading_20_Note">
        <text:list-item>
          <text:p text:style-name="Heading_20_Note">Poznámka</text:p>
        </text:list-item>
      </text:list>
      <text:p text:style-name="Text_20_Note">Galerie témat mohou být zabaleny pro distribuci prostřednictvím rozšíření LibreOffice. V takovém případě je umístění grafických souborů určeno nastavením rozšíření. To get more gallery themes, visit the LibreOffice extensions website at http://extensions.libreoffice.org.</text:p>
      <text:h text:style-name="P56"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4">Chceme-li použít editor obrázkových map:</text:p>
      <text:list xml:id="list623625579" text:style-name="Numbering_20_1">
        <text:list-item text:start-value="1">
          <text:p text:style-name="P66">V dokumentu LibreOffice klepneme na obrázek, u kterého chceme vytvořit aktivní oblasti.</text:p>
        </text:list-item>
        <text:list-item>
          <text:p text:style-name="Numbering_20_1">Zvolíme <text:span text:style-name="LOMenuPath">Úpravy &gt; Obrázková mapa</text:span> v hlavní nabídce. The ImageMap Editor (Figure <text:sequence-ref text:reference-format="value" text:ref-name="refFigure5">6</text:sequence-ref>) opens.</text:p>
        </text:list-item>
        <text:list-item>
          <text:p text:style-name="P66">Pomocí nástrojů a polí tohoto dialogového okna (které jsou popsány dále) definujeme aktivní oblasti spolu s odkazy.</text:p>
        </text:list-item>
        <text:list-item>
          <text:p text:style-name="P66">Click the <text:span text:style-name="LOMenuPath">Apply</text:span> icon <draw:frame draw:style-name="fr12" draw:name="graphics75" text:anchor-type="as-char" svg:width="0.2362in" svg:height="0.1728in" draw:z-index="17"><draw:image xlink:href="Pictures/100000000000001B0000001CC0A6DF55.png" xlink:type="simple" xlink:show="embed" xlink:actuate="onLoad"/></draw:frame> to apply the settings.</text:p>
        </text:list-item>
        <text:list-item>
          <text:p text:style-name="P66"><text:soft-page-break/>When done, click the <text:span text:style-name="LOMenuPath">Save</text:span> icon <draw:frame draw:style-name="fr13" draw:name="graphics76" text:anchor-type="as-char" svg:width="0.2283in" svg:height="0.2126in" draw:z-index="19"><draw:image xlink:href="Pictures/100000000000001C0000001C349C721C.png" xlink:type="simple" xlink:show="embed" xlink:actuate="onLoad"/></draw:frame> to save the image map to a file, then click the <text:span text:style-name="LOMenuPath">X</text:span> in the upper right corner to close the dialog.</text:p>
        </text:list-item>
      </text:list>
      <text:p text:style-name="P8">Hlavní část dialogového okna zabírá obrázek, u kterého definujeme aktivní oblasti. Aktivní oblast je vyznačena čárou, která znázorňuje tvar oblasti.</text:p>
      <text:p text:style-name="P34">Nástrojová lišta v horní části dialogového okna obsahuje následující nástroje:</text:p>
      <text:list xml:id="list133054962613929" text:continue-list="list133054259428505" text:style-name="List_20_1">
        <text:list-item>
          <text:p text:style-name="P61">Tlačítko <text:span text:style-name="LOStrongEmphasis">Použít</text:span>: klepnutím na toto tlačítko použijeme změny.</text:p>
        </text:list-item>
        <text:list-item>
          <text:p text:style-name="P59">Ikony <text:span text:style-name="LOStrongEmphasis">Otevřít,</text:span> <text:span text:style-name="LOStrongEmphasis">Uložit,</text:span> a <text:span text:style-name="LOMenuPath">Vybrat</text:span>.</text:p>
        </text:list-item>
        <text:list-item>
          <text:p text:style-name="P59">Nástroje na kreslení tvaru aktivní oblasti: fungují naprosto stejně jako odpovídající nástroje na nástrojové liště Kresba.</text:p>
        </text:list-item>
        <text:list-item>
          <text:p text:style-name="P59"><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59">Ikona <text:span text:style-name="LOStrongEmphasis">Aktivní</text:span>: přepíná stav vybrané aktivní oblasti mezi aktivní a neaktivní.</text:p>
        </text:list-item>
        <text:list-item>
          <text:p text:style-name="P59"><text:span text:style-name="LOStrongEmphasis">Makro</text:span>: místo obyčejného hypertextového odkazu přiřadí k aktivní oblasti makro.</text:p>
        </text:list-item>
        <text:list-item>
          <text:p text:style-name="P59"><text:span text:style-name="LOStrongEmphasis">Vlastnosti</text:span>: nastaví vlastnosti hypertextového odkazu a přidá k němu atribut s názvem.</text:p>
        </text:list-item>
      </text:list>
      <text:p text:style-name="P28"><draw:frame draw:style-name="fr1" draw:name="Frame9" text:anchor-type="as-char" svg:width="6.3154in" draw:z-index="20"><draw:text-box fo:min-height="4.5146in"><text:p text:style-name="Caption"><draw:frame draw:style-name="fr10" draw:name="Image7" text:anchor-type="as-char" svg:width="6.3154in" svg:height="4.2799in" draw:z-index="22"><draw:image xlink:href="Pictures/10000201000002C7000001E242FF86A2.png" xlink:type="simple" xlink:show="embed" xlink:actuate="onLoad"/></draw:frame></text:p><text:p text:style-name="Caption">Figure <text:sequence text:ref-name="refFigure5" text:name="Figure" text:formula="ooow:Figure+1" style:num-format="1">6</text:sequence>: The dialog to create or edit an image map</text:p></draw:text-box></draw:frame></text:p>
      <text:p text:style-name="P34">Pod nástrojovou lištou určíme pro vybranou aktivní oblast:</text:p>
      <text:list xml:id="list133054607879408" text:continue-numbering="true" text:style-name="List_20_1">
        <text:list-item>
          <text:p text:style-name="P59"><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59"><text:span text:style-name="LOStrongEmphasis">Text</text:span>: zadáme text, který se zobrazí, když nad aktivní oblast přesuneme ukazatel myši.</text:p>
        </text:list-item>
        <text:list-item>
          <text:p text:style-name="P59"><text:span text:style-name="LOStrongEmphasis">Rámec:</text:span> kde se otevře cíl hypertextového odkazu: vybíráme z _blank (otevře se v novém okně prohlížeče), _self (otevře se v aktivním okně prohlížeče), _top nebo _parent.</text:p>
        </text:list-item>
      </text:list>
      <text:list xml:id="list4789834173875492616" text:style-name="Heading_20_Tip">
        <text:list-item>
          <text:p text:style-name="P49"><text:soft-page-break/>Tip</text:p>
        </text:list-item>
      </text:list>
      <text:p text:style-name="P38">Ve většině případů postačí pro cílový rámec hodnota _self. Pokud to proto není nezbytné, není vhodné používat jiné volby.</text:p>
      <text:h text:style-name="P56"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34">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59">Obrázky nelze zahrnout do skupiny kreseb, proto se v dokumentu nemusí zachovat jejich zarovnání.</text:p>
        </text:list-item>
        <text:list-item>
          <text:p text:style-name="P59">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53" text:outline-level="2"><text:bookmark-start text:name="__RefHeading__7009_2065861793"/>Vytváření kreseb<text:bookmark-end text:name="__RefHeading__7009_2065861793"/></text:h>
      <text:p text:style-name="P12">To begin using the drawing tools, display the Drawing toolbar (Figure <text:sequence-ref text:reference-format="value" text:ref-name="refFigure6">7</text:sequence-ref>) by clicking <text:span text:style-name="LOMenuPath">View &gt; Toolbars &gt; Drawing</text:span>.</text:p>
      <text:p text:style-name="P8">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28"><draw:frame draw:style-name="fr14" draw:name="graphics42" text:anchor-type="as-char" svg:width="5.7701in" svg:height="0.7453in" draw:z-index="23"><draw:image xlink:href="Pictures/100000000000022A0000004F59D1B163.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20"><text:span text:style-name="LOStrongEmphasis">1</text:span></text:p>
          </table:table-cell>
          <table:table-cell table:style-name="Table17.B2" office:value-type="string">
            <text:p text:style-name="P20">Vybrat</text:p>
          </table:table-cell>
          <table:table-cell table:style-name="Table17.C2" office:value-type="float" office:value="5">
            <text:p text:style-name="P20"><text:span text:style-name="LOStrongEmphasis">5</text:span></text:p>
          </table:table-cell>
          <table:table-cell table:style-name="Table17.D2" office:value-type="string">
            <text:p text:style-name="P20">Freeform Line</text:p>
          </table:table-cell>
          <table:table-cell table:style-name="Table17.E2" office:value-type="float" office:value="9">
            <text:p text:style-name="P20"><text:span text:style-name="LOStrongEmphasis">9</text:span></text:p>
          </table:table-cell>
          <table:table-cell table:style-name="Table17.F2" office:value-type="string">
            <text:p text:style-name="P20">Tvary symbolů</text:p>
          </table:table-cell>
          <table:table-cell table:style-name="Table17.G2" office:value-type="string">
            <text:p text:style-name="P20"><text:span text:style-name="LOStrongEmphasis">13</text:span></text:p>
          </table:table-cell>
          <table:table-cell table:style-name="Table17.H2" office:value-type="string">
            <text:p text:style-name="P20">Hvězdy</text:p>
          </table:table-cell>
        </table:table-row>
        <table:table-row>
          <table:table-cell table:style-name="Table17.A3" office:value-type="float" office:value="2">
            <text:p text:style-name="P20"><text:span text:style-name="LOStrongEmphasis">2</text:span></text:p>
          </table:table-cell>
          <table:table-cell table:style-name="Table17.B3" office:value-type="string">
            <text:p text:style-name="P20">Čára</text:p>
          </table:table-cell>
          <table:table-cell table:style-name="Table17.C3" office:value-type="float" office:value="6">
            <text:p text:style-name="P20"><text:span text:style-name="LOStrongEmphasis">6</text:span></text:p>
          </table:table-cell>
          <table:table-cell table:style-name="Table17.D3" office:value-type="string">
            <text:p text:style-name="P20">Text</text:p>
          </table:table-cell>
          <table:table-cell table:style-name="Table17.E3" office:value-type="float" office:value="10">
            <text:p text:style-name="P20"><text:span text:style-name="LOStrongEmphasis">10</text:span></text:p>
          </table:table-cell>
          <table:table-cell table:style-name="Table17.F3" office:value-type="string">
            <text:p text:style-name="P20">Blokové šipky</text:p>
          </table:table-cell>
          <table:table-cell table:style-name="Table17.G3" office:value-type="float" office:value="14">
            <text:p text:style-name="P20"><text:span text:style-name="LOStrongEmphasis">14</text:span></text:p>
          </table:table-cell>
          <table:table-cell table:style-name="Table17.H3" office:value-type="string">
            <text:p text:style-name="P20">Body</text:p>
          </table:table-cell>
        </table:table-row>
        <table:table-row>
          <table:table-cell table:style-name="Table17.A4" office:value-type="float" office:value="3">
            <text:p text:style-name="P20"><text:span text:style-name="LOStrongEmphasis">3</text:span></text:p>
          </table:table-cell>
          <table:table-cell table:style-name="Table17.B4" office:value-type="string">
            <text:p text:style-name="P20">Obdélník</text:p>
          </table:table-cell>
          <table:table-cell table:style-name="Table17.C4" office:value-type="float" office:value="7">
            <text:p text:style-name="P20"><text:span text:style-name="LOStrongEmphasis">7</text:span></text:p>
          </table:table-cell>
          <table:table-cell table:style-name="Table17.D4" office:value-type="string">
            <text:p text:style-name="P20">Bubliny</text:p>
          </table:table-cell>
          <table:table-cell table:style-name="Table17.E4" office:value-type="float" office:value="11">
            <text:p text:style-name="P20"><text:span text:style-name="LOStrongEmphasis">11</text:span></text:p>
          </table:table-cell>
          <table:table-cell table:style-name="Table17.F4" office:value-type="string">
            <text:p text:style-name="P20">Vývojové diagramy</text:p>
          </table:table-cell>
          <table:table-cell table:style-name="Table17.G4" office:value-type="float" office:value="15">
            <text:p text:style-name="P20"><text:span text:style-name="LOStrongEmphasis">15</text:span></text:p>
          </table:table-cell>
          <table:table-cell table:style-name="Table17.H4" office:value-type="string">
            <text:p text:style-name="P20">Galerie písmomalby</text:p>
          </table:table-cell>
        </table:table-row>
        <table:table-row>
          <table:table-cell table:style-name="Table17.A5" office:value-type="float" office:value="4">
            <text:p text:style-name="P20"><text:span text:style-name="LOStrongEmphasis">4</text:span></text:p>
          </table:table-cell>
          <table:table-cell table:style-name="Table17.B5" office:value-type="string">
            <text:p text:style-name="P20">Elipsa</text:p>
          </table:table-cell>
          <table:table-cell table:style-name="Table17.C5" office:value-type="float" office:value="8">
            <text:p text:style-name="P20"><text:span text:style-name="LOStrongEmphasis">8</text:span></text:p>
          </table:table-cell>
          <table:table-cell table:style-name="Table17.D5" office:value-type="string">
            <text:p text:style-name="P20">Základní tvary</text:p>
          </table:table-cell>
          <table:table-cell table:style-name="Table17.E5" office:value-type="float" office:value="12">
            <text:p text:style-name="P20"><text:span text:style-name="LOStrongEmphasis">12</text:span></text:p>
          </table:table-cell>
          <table:table-cell table:style-name="Table17.F5" office:value-type="string">
            <text:p text:style-name="P20">Bubliny</text:p>
          </table:table-cell>
          <table:table-cell table:style-name="Table17.G5" office:value-type="float" office:value="16">
            <text:p text:style-name="P20"><text:span text:style-name="LOStrongEmphasis">16</text:span></text:p>
          </table:table-cell>
          <table:table-cell table:style-name="Table17.H5" office:value-type="string">
            <text:p text:style-name="P20">Ze souboru</text:p>
          </table:table-cell>
        </table:table-row>
        <table:table-row>
          <table:table-cell table:style-name="Table17.A6" office:value-type="string">
            <text:p text:style-name="P20"><text:span text:style-name="LOStrongEmphasis"/></text:p>
          </table:table-cell>
          <table:table-cell table:style-name="Table17.B6" office:value-type="string">
            <text:p text:style-name="P20"/>
          </table:table-cell>
          <table:table-cell table:style-name="Table17.C6" office:value-type="string">
            <text:p text:style-name="P20"/>
          </table:table-cell>
          <table:table-cell table:style-name="Table17.D6" office:value-type="string">
            <text:p text:style-name="P20"/>
          </table:table-cell>
          <table:table-cell table:style-name="Table17.E6" office:value-type="string">
            <text:p text:style-name="P20"/>
          </table:table-cell>
          <table:table-cell table:style-name="Table17.F6" office:value-type="string">
            <text:p text:style-name="P20"/>
          </table:table-cell>
          <table:table-cell table:style-name="Table17.G6" office:value-type="float" office:value="17">
            <text:p text:style-name="P20"><text:span text:style-name="LOStrongEmphasis">17</text:span></text:p>
          </table:table-cell>
          <table:table-cell table:style-name="Table17.H6" office:value-type="string">
            <text:p text:style-name="P20">Plastičnost zap/vyp</text:p>
          </table:table-cell>
        </table:table-row>
        <table:table-row table:style-name="Table17.7">
          <table:table-cell table:style-name="Table17.A7" table:number-columns-spanned="8" office:value-type="string">
            <text:p text:style-name="P40">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34">Chceme-li použít kreslicí nástroj:</text:p>
      <text:list xml:id="list1449131074" text:style-name="Numbering_20_1">
        <text:list-item text:start-value="1">
          <text:p text:style-name="P66">Klepneme v dokumentu na místo, ke kterému chceme kresbu ukotvit. V případě potřeby můžeme ukotvení později změnit.</text:p>
        </text:list-item>
        <text:list-item>
          <text:p text:style-name="P68">Zvolíme nástroj z <text:alphabetical-index-mark text:string-value="nástrojová lišta kresba"/>nástrojové lišty Kresba  (obrázek <text:sequence-ref text:reference-format="value" text:ref-name="refFigure6">7</text:sequence-ref>). The mouse pointer changes to a drawing-functions pointer similar to this one for a rectangle shape <draw:frame draw:style-name="fr8" draw:name="graphics16" text:anchor-type="as-char" svg:width="0.302in" svg:height="0.2811in" draw:z-index="25"><draw:image xlink:href="Pictures/100000000000001D0000001B8DC2AE66.png" xlink:type="simple" xlink:show="embed" xlink:actuate="onLoad"/></draw:frame>.</text:p>
        </text:list-item>
        <text:list-item>
          <text:p text:style-name="P66">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66"><text:soft-page-break/>Chceme-li vybranou kreslicí funkci zrušit, stiskneme klávesu <text:span text:style-name="LOKeystroke">Esc</text:span> nebo klepneme na ikonu <text:span text:style-name="LOMenuPath">Vybrat</text:span> (šipka) na nástrojové liště Kresba.</text:p>
        </text:list-item>
        <text:list-item>
          <text:p text:style-name="P68">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53" text:outline-level="2"><text:bookmark-start text:name="__RefHeading__7011_2065861793"/>Nastavení nebo <text:alphabetical-index-mark text:string-value="vlastnosti" text:key1="kresby"/>změna vlastností kreseb<text:bookmark-end text:name="__RefHeading__7011_2065861793"/></text:h>
      <text:p text:style-name="P34">Chceme-li nastavit vlastnosti kresby před tím, než ji nakreslíme:</text:p>
      <text:list xml:id="list133053977700320" text:continue-list="list133053731169395" text:style-name="Numbering_20_1">
        <text:list-item text:start-value="1">
          <text:p text:style-name="Numbering_20_1">Na nástrojové liště Kresba (obrázek <text:sequence-ref text:reference-format="value" text:ref-name="refFigure6">7</text:sequence-ref>) klepneme na nástroj <text:span text:style-name="LOMenuPath">Vybrat</text:span>.</text:p>
        </text:list-item>
        <text:list-item>
          <text:p text:style-name="Numbering_20_1">Na nástrojové liště Vlastnosti kresby (obrázek <text:sequence-ref text:reference-format="value" text:ref-name="refFigure7">8</text:sequence-ref>) stiskneme tlačítko příslušné vlastnosti a vybereme hodnotu, kterou chceme nastavit.</text:p>
        </text:list-item>
        <text:list-item>
          <text:p text:style-name="P66">Dialogová okna umožňující podrobnější nastavení zobrazíme tím, že na této nástrojové liště stiskneme tlačítka <text:span text:style-name="LOMenuPath">Oblast</text:span> nebo <text:span text:style-name="LOMenuPath">Čára</text:span>.</text:p>
        </text:list-item>
      </text:list>
      <table:table table:name="Table18" table:style-name="Table18">
        <table:table-column table:style-name="Table18.A"/>
        <table:table-column table:style-name="Table18.B"/>
        <table:table-column table:style-name="Table18.C"/>
        <table:table-column table:style-name="Table18.D"/>
        <table:table-column table:style-name="Table18.A"/>
        <table:table-column table:style-name="Table18.F"/>
        <table:table-column table:style-name="Table18.G"/>
        <table:table-column table:style-name="Table18.H"/>
        <table:table-row>
          <table:table-cell table:style-name="Table18.A1" table:number-columns-spanned="8" office:value-type="string">
            <text:p text:style-name="P25"><draw:frame draw:style-name="fr15" draw:name="Image8" text:anchor-type="as-char" svg:width="6.6217in" svg:height="0.5252in" draw:z-index="26"><draw:image xlink:href="Pictures/10000201000002CE0000003947B0D5BE.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P42"><text:span text:style-name="LOStrongEmphasis">1</text:span></text:p>
          </table:table-cell>
          <table:table-cell table:style-name="Table18.B2" office:value-type="string">
            <text:p text:style-name="P42">Styly a formátování</text:p>
          </table:table-cell>
          <table:table-cell table:style-name="Table18.C2" office:value-type="string">
            <text:p text:style-name="P42"><text:span text:style-name="LOStrongEmphasis">4</text:span></text:p>
          </table:table-cell>
          <table:table-cell table:style-name="Table18.D2" office:value-type="string">
            <text:p text:style-name="P42">Styl čáry</text:p>
          </table:table-cell>
          <table:table-cell table:style-name="Table18.E2" office:value-type="string">
            <text:p text:style-name="P42"><text:span text:style-name="LOStrongEmphasis">7</text:span></text:p>
          </table:table-cell>
          <table:table-cell table:style-name="Table18.F2" office:value-type="string">
            <text:p text:style-name="P42">Oblast</text:p>
          </table:table-cell>
          <table:table-cell table:style-name="Table18.G2" office:value-type="string">
            <text:p text:style-name="P42"><text:span text:style-name="LOStrongEmphasis">10</text:span></text:p>
          </table:table-cell>
          <table:table-cell table:style-name="Table18.H2" office:value-type="string">
            <text:p text:style-name="P42">Efekty</text:p>
          </table:table-cell>
        </table:table-row>
        <table:table-row table:style-name="Table18.3">
          <table:table-cell table:style-name="Table18.A3" office:value-type="float" office:value="2">
            <text:p text:style-name="P42"><text:span text:style-name="LOStrongEmphasis">2</text:span></text:p>
          </table:table-cell>
          <table:table-cell table:style-name="Table18.A1" office:value-type="string">
            <text:p text:style-name="P42">Čára</text:p>
          </table:table-cell>
          <table:table-cell table:style-name="Table18.A1" office:value-type="string">
            <text:p text:style-name="P42"><text:span text:style-name="LOStrongEmphasis">5</text:span></text:p>
          </table:table-cell>
          <table:table-cell table:style-name="Table18.A1" office:value-type="string">
            <text:p text:style-name="P42">Šířka čáry</text:p>
          </table:table-cell>
          <table:table-cell table:style-name="Table18.A1" office:value-type="string">
            <text:p text:style-name="P42"><text:span text:style-name="LOStrongEmphasis">8</text:span></text:p>
          </table:table-cell>
          <table:table-cell table:style-name="Table18.A1" office:value-type="string">
            <text:p text:style-name="P42">Styl/výplň oblasti</text:p>
          </table:table-cell>
          <table:table-cell table:style-name="Table18.A1" office:value-type="string">
            <text:p text:style-name="P42"><text:span text:style-name="LOStrongEmphasis">11</text:span></text:p>
          </table:table-cell>
          <table:table-cell table:style-name="Table18.A1" office:value-type="string">
            <text:p text:style-name="P42">Zarovnání</text:p>
          </table:table-cell>
        </table:table-row>
        <table:table-row>
          <table:table-cell table:style-name="Table18.A3" office:value-type="float" office:value="3">
            <text:p text:style-name="P42"><text:span text:style-name="LOStrongEmphasis">3</text:span></text:p>
          </table:table-cell>
          <table:table-cell table:style-name="Table18.A1" office:value-type="string">
            <text:p text:style-name="P42">Styl šipky</text:p>
          </table:table-cell>
          <table:table-cell table:style-name="Table18.A1" office:value-type="string">
            <text:p text:style-name="P42"><text:span text:style-name="LOStrongEmphasis">6</text:span></text:p>
          </table:table-cell>
          <table:table-cell table:style-name="Table18.A1" office:value-type="string">
            <text:p text:style-name="P42">Barva čáry</text:p>
          </table:table-cell>
          <table:table-cell table:style-name="Table18.A1" office:value-type="string">
            <text:p text:style-name="P42"><text:span text:style-name="LOStrongEmphasis">9</text:span></text:p>
          </table:table-cell>
          <table:table-cell table:style-name="Table18.A1" office:value-type="string">
            <text:p text:style-name="P42">Stín</text:p>
          </table:table-cell>
          <table:table-cell table:style-name="Table18.A1" office:value-type="string">
            <text:p text:style-name="P42"><text:span text:style-name="LOStrongEmphasis">12</text:span></text:p>
          </table:table-cell>
          <table:table-cell table:style-name="Table18.A1" office:value-type="string">
            <text:p text:style-name="P42">Uspořádat</text:p>
          </table:table-cell>
        </table:table-row>
        <table:table-row table:style-name="Table18.5">
          <table:table-cell table:style-name="Table18.A1" table:number-columns-spanned="8" office:value-type="string">
            <text:p text:style-name="P40">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p text:style-name="P34">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5">Chceme-li změnit vlastnosti stávající kresby:</text:p>
      <text:list xml:id="list199900244" text:style-name="Numbering_20_1">
        <text:list-item text:start-value="1">
          <text:p text:style-name="P66">Vybereme objekt.</text:p>
        </text:list-item>
        <text:list-item>
          <text:p text:style-name="P66">Pokračujeme způsobem popsaným výše.</text:p>
        </text:list-item>
      </text:list>
      <text:p text:style-name="P35">U kresby můžeme určit také umístění a velikost, otočení, zkosení a poloměr rohu:</text:p>
      <text:list xml:id="list1864282559" text:style-name="Numbering_20_1">
        <text:list-item text:start-value="1">
          <text:p text:style-name="P66">Klepneme na kresbu pravým tlačítkem a zvolíme <text:span text:style-name="LOMenuPath">Umístění a velikost</text:span> v místní nabídce. Zobrazí se dialogové okno Umístění a velikost.</text:p>
        </text:list-item>
        <text:list-item>
          <text:p text:style-name="P66">Zvolíme požadované vlastnosti.</text:p>
        </text:list-item>
      </text:list>
      <text:h text:style-name="P54"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For an unscaled resizing, select one of the handles and keep the <text:span text:style-name="LOKeystroke">Shift</text:span> key pressed while dragging the handle to its new size.</text:p>
      <text:p text:style-name="P8">For more sophisticated control of the size of the object, choose <text:span text:style-name="LOMenuPath">Format &gt; Frame and Object &gt; Properties</text:span> from the Menu bar. Pro nezávislé nastavení polohy a velikosti použijeme kartu <text:span text:style-name="LOMenuPath">Typ</text:span>. Je-li vybrána možnost <text:span text:style-name="LOMenuPath">Zachovat poměr</text:span>, oba rozměry se změní tak, že se zachová poměr stran.</text:p>
      <text:h text:style-name="P55" text:outline-level="2"><text:bookmark-start text:name="__RefHeading__7015_2065861793"/><text:alphabetical-index-mark text:string-value="seskupování" text:key1="kresby"/>Seskupování kreseb<text:bookmark-end text:name="__RefHeading__7015_2065861793"/></text:h>
      <text:p text:style-name="P15">Seskupení objektů kresby usnadňuje manipulaci několik objektů v celku při zachování jejich relativní velikosti a pozic.</text:p>
      <text:p text:style-name="P35"><text:soft-page-break/>Chceme-li seskupit objekty:</text:p>
      <text:list xml:id="list133054865795133" text:continue-list="list1864282559" text:style-name="Numbering_20_1">
        <text:list-item text:start-value="1">
          <text:p text:style-name="P66">Vybereme jeden objekt, poté podržíme klávesu <text:span text:style-name="LOEmphasis">[Shift]</text:span> a vybereme další, které chceme do skupiny zahrnout. Rámeček vymezený úchyty se zvětší, aby obsáhl všechny vybrané objekty.</text:p>
        </text:list-item>
        <text:list-item>
          <text:p text:style-name="P66">With the objects selected, hover the mouse pointer over one of the objects and choose <text:span text:style-name="LOMenuPath">Format &gt; Group &gt; Group</text:span> from the Menu bar or right-click and choose <text:span text:style-name="LOMenuPath">Group &gt; Group</text:span> from the pop-up menu.</text:p>
        </text:list-item>
      </text:list>
      <text:list xml:id="list133054168916928" text:continue-list="list133054842488516" text:style-name="Heading_20_Note">
        <text:list-item>
          <text:p text:style-name="P65">Poznámka</text:p>
        </text:list-item>
      </text:list>
      <text:p text:style-name="P38">Do skupiny kreseb nelze zahrnout obrázek, ať už vložený nebo jako odkaz.</text:p>
      <text:h text:style-name="P56"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53" text:outline-level="2"><text:bookmark-start text:name="__RefHeading__13217_2065861793"/><text:alphabetical-index-mark text:string-value="vytváření objektu" text:key1="písmomalba"/>Vytváření objektů písmomalby<text:bookmark-end text:name="__RefHeading__13217_2065861793"/></text:h>
      <text:list xml:id="list133055252584326" text:continue-list="list133053977700320" text:style-name="Numbering_20_1">
        <text:list-item text:start-value="1">
          <text:p text:style-name="Numbering_20_1">On the Fontwork toolbar (<text:span text:style-name="LOMenuPath">View &gt; Toolbars &gt; Fontwork</text:span>) or the Drawing toolbar (<text:span text:style-name="LOMenuPath">View &gt; Toolbars &gt; Drawing</text:span>), click the Fontwork Gallery icon <draw:frame draw:style-name="fr16" draw:name="Image10" text:anchor-type="as-char" svg:width="0.2563in" svg:height="0.2402in" draw:z-index="29"><draw:image xlink:href="Pictures/1000000000000020000000203A2DBB49.png" xlink:type="simple" xlink:show="embed" xlink:actuate="onLoad"/></draw:frame>, or choose <text:span text:style-name="LOMenuPath">Insert &gt; Media &gt; FontWork Gallery</text:span>.</text:p>
        </text:list-item>
        <text:list-item>
          <text:p text:style-name="P69">In the <text:alphabetical-index-mark text:string-value="galerie" text:key1="písmomalba"/>Fontwork Gallery (Figure <text:sequence-ref text:reference-format="value" text:ref-name="refFigure8">9</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
      <text:p text:style-name="P28"><draw:frame draw:style-name="fr3" draw:name="Frame5" text:anchor-type="as-char" svg:width="5.5118in" draw:z-index="30"><draw:text-box fo:min-height="4.0035in"><text:p text:style-name="Caption"><draw:frame draw:style-name="fr15" draw:name="Image11" text:anchor-type="as-char" svg:width="5.5118in" svg:height="3.8189in" draw:z-index="31"><draw:image xlink:href="Pictures/10000201000002A2000001D30BC65916.png" xlink:type="simple" xlink:show="embed" xlink:actuate="onLoad"/></draw:frame></text:p><text:p text:style-name="Caption">Figure <text:sequence text:ref-name="refFigure8" text:name="Figure" text:formula="ooow:Figure+1" style:num-format="1">9</text:sequence>: The Fontwork Gallery</text:p></draw:text-box></draw:frame></text:p>
      <text:list xml:id="list133054567929764" text:continue-numbering="true" text:style-name="Numbering_20_1">
        <text:list-item>
          <text:p text:style-name="P69"><text:soft-page-break/>Poklepeme na objekt a upravíme text písmomalby (viz obrázek <text:sequence-ref text:reference-format="value" text:ref-name="refFigure9">10</text:sequence-ref>). Vybereme text a černý nápis <text:span text:style-name="LOEmphasis">Fontwork</text:span>, který se zobrazuje přes objekt, nahradíme vlastním textem.</text:p>
        </text:list-item>
      </text:list>
      <text:p text:style-name="P31"><draw:frame draw:style-name="fr4" draw:name="Frame8" text:anchor-type="as-char" svg:width="2.3764in" draw:z-index="32"><draw:text-box fo:min-height="1.3665in"><text:p text:style-name="Caption"><draw:frame draw:style-name="fr17" draw:name="graphics6" text:anchor-type="as-char" svg:width="2.2244in" svg:height="1.1811in" draw:z-index="34"><draw:image xlink:href="Pictures/1000020100000156000000C76D67FD2E.png" xlink:type="simple" xlink:show="embed" xlink:actuate="onLoad"/></draw:frame></text:p><text:p text:style-name="Caption">Obrázek <text:sequence text:ref-name="refFigure9" text:name="Figure" text:formula="ooow:Figure+1" style:num-format="1">10</text:sequence>: Úprava textu písmomalby</text:p></draw:text-box></draw:frame></text:p>
      <text:list xml:id="list133054186947698" text:continue-numbering="true" text:style-name="Numbering_20_1">
        <text:list-item>
          <text:p text:style-name="Numbering_20_1">Klepneme kamkoliv na volné místo nebo stiskneme <text:span text:style-name="LOKeystroke">[Esc]</text:span>, čímž změny apliku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63" text:outline-level="3"><text:bookmark-start text:name="__RefHeading__13221_2065861793"/>Použití <text:alphabetical-index-mark text:string-value="nástrojová lišta" text:key1="písmomalba"/>nástrojové lišty Písmomalba<text:bookmark-end text:name="__RefHeading__13221_2065861793"/></text:h>
      <text:p text:style-name="P13">Zkontrolujeme, zda je zobrazena nástrojová lišta Písmomalba, kterou ukazuje obrázek <text:sequence-ref text:reference-format="value" text:ref-name="refFigure10">11</text:sequence-ref>. Pokud není, vybereme z hlavní nabídky <text:span text:style-name="LOMenuPath">Zobrazit &gt; Nástrojové lišty &gt; Písmomalba</text:span>. Za účelem úpravy objektů písmomalby klepneme na některou z ikon:</text:p>
      <text:p text:style-name="P43"><draw:frame draw:style-name="fr5" draw:name="Frame4" text:anchor-type="as-char" svg:width="2.8583in" draw:z-index="35"><draw:text-box fo:min-height="0.7319in"><text:p text:style-name="Caption"><draw:frame draw:style-name="fr15" draw:name="Image9" text:anchor-type="as-char" svg:width="2.0827in" svg:height="0.5516in" draw:z-index="38"><draw:image xlink:href="Pictures/10000201000000CE00000037D250931E.png" xlink:type="simple" xlink:show="embed" xlink:actuate="onLoad"/></draw:frame></text:p><text:p text:style-name="Caption">Obrázek <text:sequence text:ref-name="refFigure10" text:name="Figure" text:formula="ooow:Figure+1" style:num-format="1">11</text:sequence>: Plovoucí nástrojová lišta Písmomalba</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19"><draw:frame draw:style-name="fr18" draw:name="graphics271" text:anchor-type="as-char" svg:width="0.5256in" svg:height="0.35in" draw:z-index="39"><draw:image xlink:href="Pictures/1000020100000024000000185646FA6C.png" xlink:type="simple" xlink:show="embed" xlink:actuate="onLoad"/></draw:frame></text:p>
          </table:table-cell>
          <table:table-cell table:style-name="Table4.A1" office:value-type="string">
            <text:p text:style-name="P8">Tvar písmomalby: Upraví tvar vybraného objektu. Můžeme zvolit z palety tvarů.</text:p>
          </table:table-cell>
          <table:table-cell table:style-name="Table4.A1" office:value-type="string">
            <text:p text:style-name="P8"><draw:frame draw:style-name="fr6" draw:name="Frame7" text:anchor-type="as-char" svg:y="-2.5681in" svg:width="1.978in" draw:z-index="36"><draw:text-box fo:min-height="2.5854in"><text:p text:style-name="Figure"><draw:frame draw:style-name="fr8" draw:name="graphics7" text:anchor-type="as-char" svg:width="1.7598in" svg:height="2.1654in" draw:z-index="37"><draw:image xlink:href="Pictures/10000000000000C0000000EC08E8581A.png" xlink:type="simple" xlink:show="embed" xlink:actuate="onLoad"/></draw:frame></text:p><text:p text:style-name="Caption">Obrázek <text:sequence text:ref-name="refFigure11" text:name="Figure" text:formula="ooow:Figure+1" style:num-format="1">12</text:sequence>: Nástrojová lišta Písmomalba se zobrazenou paletou tvarů</text:p></draw:text-box></draw:frame></text:p>
          </table:table-cell>
        </table:table-row>
      </table:table>
      <table:table table:name="Table5" table:style-name="Table5">
        <table:table-column table:style-name="Table5.A"/>
        <table:table-column table:style-name="Table5.B"/>
        <table:table-row table:style-name="Table5.1">
          <table:table-cell office:value-type="string">
            <text:p text:style-name="P19"><draw:frame draw:style-name="fr19" draw:name="graphics8" text:anchor-type="as-char" svg:width="0.4602in" svg:height="0.4602in" draw:z-index="33"><draw:image xlink:href="Pictures/100000000000002000000020AC02EA46.png" xlink:type="simple" xlink:show="embed" xlink:actuate="onLoad"/></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28"><draw:frame draw:style-name="fr4" draw:name="Frame6" text:anchor-type="as-char" svg:width="3.9902in" draw:z-index="27"><draw:text-box fo:min-height="1.2201in"><text:p text:style-name="Caption"><draw:frame draw:style-name="fr15" draw:name="graphics9" text:anchor-type="as-char" svg:width="3.5516in" svg:height="0.9839in" draw:z-index="28"><draw:image xlink:href="Pictures/100000000000019C000000863F1BE7AF.png" xlink:type="simple" xlink:show="embed" xlink:actuate="onLoad"/></draw:frame></text:p><text:p text:style-name="Caption">Obrázek <text:sequence text:ref-name="refFigure12" text:name="Figure" text:formula="ooow:Figure+1" style:num-format="1">13</text:sequence>: Vlevo: běžná písmena; vpravo: stejná výška písmen</text:p></draw:text-box></draw:frame></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9"><draw:frame draw:style-name="fr20" draw:name="graphics12" text:anchor-type="as-char" svg:width="0.3335in" svg:height="0.3335in" draw:z-index="24"><draw:image xlink:href="Pictures/100000000000002000000020D3A4748E.png" xlink:type="simple" xlink:show="embed" xlink:actuate="onLoad"/></draw:frame></text:p>
          </table:table-cell>
          <table:table-cell table:style-name="Table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6.A1" office:value-type="string">
            <text:p text:style-name="P8"><draw:frame draw:style-name="fr15" draw:name="Image12" text:anchor-type="as-char" svg:width="1.2547in" svg:height="1.2929in" draw:z-index="21"><draw:image xlink:href="Pictures/100002010000008200000086F2388F47.png" xlink:type="simple" xlink:show="embed" xlink:actuate="onLoad"/></draw:frame></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19"><draw:frame draw:style-name="fr21" draw:name="Image13" text:anchor-type="as-char" svg:width="0.4264in" svg:height="0.3508in" draw:z-index="18"><draw:image xlink:href="Pictures/100002010000002B0000001FBAF4C316.png" xlink:type="simple" xlink:show="embed" xlink:actuate="onLoad"/></draw:frame></text:p>
          </table:table-cell>
          <table:table-cell table:style-name="Table8.A1" office:value-type="string">
            <text:p text:style-name="P8"><text:alphabetical-index-mark text:string-value="rozestup znaků" text:key1="písmomalba"/><text:alphabetical-index-mark text:string-value="vlastnosti" text:key1="písmomalba"/>Rozestup znaků písmomalby: Změní rozestup znaků a kerning v objektu písmomalby. Vybereme z voleb rozbalovacího seznamu.</text:p>
          </table:table-cell>
          <table:table-cell table:style-name="Table8.A1" office:value-type="string">
            <text:p text:style-name="P24"><draw:frame draw:style-name="fr8" draw:name="Image14" text:anchor-type="as-char" svg:width="1.8126in" svg:height="1.7138in" draw:z-index="15"><draw:image xlink:href="Pictures/10000201000000B9000000AF90E852BA.png" xlink:type="simple" xlink:show="embed" xlink:actuate="onLoad"/></draw:frame></text:p>
          </table:table-cell>
        </table:table-row>
      </table:table>
      <text:h text:style-name="P6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3">Klepneme na objekt písmomalby. Nástrojová lišta Formátování se změní a zobrazí se na ní možnosti úpravy objektu. (The toolbar shown in Figure <text:sequence-ref text:reference-format="value" text:ref-name="refFigure13">14</text:sequence-ref> appears when you use Fontwork in Writer.)</text:p>
      <text:p text:style-name="P28"><text:span text:style-name="LOMenuPath"><text:span text:style-name="T12"><draw:frame draw:style-name="fr1" draw:name="Frame11" text:anchor-type="as-char" svg:width="5.9055in" draw:z-index="9"><draw:text-box fo:min-height="3.3744in"><text:p text:style-name="Caption"><draw:frame draw:style-name="fr9" draw:name="Image16" text:anchor-type="as-char" svg:width="5.9055in" style:rel-width="100%" svg:height="3.1846in" style:rel-height="scale" draw:z-index="10"><draw:image xlink:href="Pictures/100002010000023700000133C985611D.png" xlink:type="simple" xlink:show="embed" xlink:actuate="onLoad"/></draw:frame></text:p><text:p text:style-name="Caption">Figure <text:sequence text:ref-name="refFigure13" text:name="Figure" text:formula="ooow:Figure+1" style:num-format="1">14</text:sequence>: Formatting toolbar for a Fontwork object in Writer</text:p></draw:text-box></draw:frame></text:span></text:span></text:p>
      <text:p text:style-name="P8">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27"><text:bookmark-start text:name="__RefHeading__13225_2065861793"/><text:soft-page-break/><text:reference-mark-start text:name="Line options dialog"/>Možnosti čáry<text:bookmark-end text:name="__RefHeading__13225_2065861793"/><text:reference-mark-end text:name="Line options dialog"/></text:p>
      <text:p text:style-name="P34"><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27"><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4">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59">Záložka <text:span text:style-name="LOMenuPath">Oblast</text:span>: Zvolíme z daného seznamu výplň vybraného objektu: barvu, rastr, přechod nebo vzorek šrafování.</text:p>
        </text:list-item>
        <text:list-item>
          <text:p text:style-name="P59">Záložka <text:span text:style-name="LOMenuPath">Stín</text:span>: Nastavíme vlastnosti stínu vybraného objektu.</text:p>
        </text:list-item>
        <text:list-item>
          <text:p text:style-name="P59">Záložka <text:span text:style-name="LOMenuPath">Průhlednost</text:span>: Nastavíme vlastnosti průhlednosti vybraného objektu.</text:p>
        </text:list-item>
        <text:list-item>
          <text:p text:style-name="P59">Záložka <text:span text:style-name="LOMenuPath">Barvu</text:span>: Změníme stávající barvy nebo přidáme nové barvy, které se zobrazí na záložce Oblast.</text:p>
        </text:list-item>
        <text:list-item>
          <text:p text:style-name="P59">Záložka <text:span text:style-name="LOMenuPath">Přechody</text:span>: Změníme stávající přechody nebo přidáme nové přechody, které se zobrazí na záložce Oblast.</text:p>
        </text:list-item>
        <text:list-item>
          <text:p text:style-name="P59">Záložka <text:span text:style-name="LOMenuPath">Šrafování</text:span>: Změníme stávající vzorky šrafování nebo přidáme nové vzorky šrafování, které se zobrazí na záložce Oblast.</text:p>
        </text:list-item>
        <text:list-item>
          <text:p text:style-name="P59">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27"><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4">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59">Ke stránce — zachová se umístění objektu vzhledem k okrajům stránky. Objekt se neposune, když přidáme nebo smažeme text.</text:p>
        </text:list-item>
        <text:list-item text:style-override="OOoBullets_20_1">
          <text:p text:style-name="P60">K odstavci — objekt se přičlení k odstavci a bude se posunovat s odstavcem. Může být umístěn k okraji nebo na jiné místo.</text:p>
        </text:list-item>
        <text:list-item text:style-override="OOoBullets_20_1">
          <text:p text:style-name="P60">Ke znaku — objekt se přičlení ke znaku, ale není součástí posloupnosti znaků. Bude se posunovat s odstavcem, může být umístěn k okrajům nebo na jiné místo. Tento způsob se podobá ukotvení k odstavci.</text:p>
        </text:list-item>
        <text:list-item text:style-override="OOoBullets_20_1">
          <text:p text:style-name="P60">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6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P8">Pokud chceme vybrané objekty písmomalby ukotvit, zarovnat, uspořádat nebo seskupit, nastavit obtékání textu kolem nich, nebo je vodorovně nebo svisle překlopit, můžeme použít některé volby v nabídce <text:span text:style-name="LOMenuPath">Formát</text:span>.</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LOEmphasis">Draw Guide</text:span>.</text:p>
      <text:h text:style-name="P63"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28"><draw:frame draw:style-name="fr3" draw:name="Frame2" text:anchor-type="as-char" svg:width="3.3508in" draw:z-index="3"><draw:text-box fo:min-height="1.3898in"><text:p text:style-name="Caption"><draw:frame draw:style-name="fr9" draw:name="Image17" text:anchor-type="as-char" svg:width="3.3508in" style:rel-width="100%" svg:height="1.3898in" style:rel-height="scale" draw:z-index="4"><draw:image xlink:href="Pictures/100002010000017F000000A0FB0F298A.png" xlink:type="simple" xlink:show="embed" xlink:actuate="onLoad"/></draw:frame></text:p><text:p text:style-name="Caption">Obrázek <text:sequence text:ref-name="refFigure14" text:name="Figure" text:formula="ooow:Figure+1" style:num-format="1">15</text:sequence>: Nástrojová lišta 3D nastavení</text:p></draw:text-box></draw:frame></text:p>
      <text:h text:style-name="P53"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9" table:style-name="Table9">
        <table:table-column table:style-name="Table9.A"/>
        <table:table-column table:style-name="Table9.B"/>
        <table:table-row table:style-name="Table9.1">
          <table:table-cell table:style-name="Table9.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9.A1" office:value-type="string">
            <text:p text:style-name="P18"><draw:frame draw:style-name="fr15" draw:name="graphics17" text:anchor-type="as-char" svg:width="2.4898in" svg:height="1.6772in" draw:z-index="0"><draw:image xlink:href="Pictures/10000000000000EF000000A163023C3D.png" xlink:type="simple" xlink:show="embed" xlink:actuate="onLoad"/></draw:frame></text:p>
          </table:table-cell>
        </table:table-row>
      </table:table>
      <text:p text:style-name="P7"><text:bookmark-start text:name="__RefHeading__5648_15665686441"/>Pro přesnější nastavení umístění a velikosti objektu použijeme sekci Umístění a velikost na kartě Typ v dialogovém okně Vlastnosti.<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3300"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0b13b"/>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Použití písmomalby</text:chapter> <text:span text:style-name="MT1">| </text:span><text:page-number text:select-page="current">17</text:page-number></text:p>
      </style:footer>
      <style:footer-left>
        <text:p text:style-name="MP1"><text:page-number text:select-page="current">18</text:page-number> <text:span text:style-name="MT2">| </text:span><text:span text:style-name="MT2"><text:title>Kapitola 11 Obrázky, galerie, písmomalba</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1:53:39.476934000</meta:creation-date>
    <meta:editing-duration>PT7H53M33S</meta:editing-duration>
    <meta:editing-cycles>39</meta:editing-cycles>
    <meta:generator>LibreOffice/4.3.2.2$Linux_X86_64 LibreOffice_project/edfb5295ba211bd31ad47d0bad0118690f76407d</meta:generator>
    <dc:title>Kapitola 11 Obrázky, galerie, písmomalba</dc:title>
    <meta:initial-creator>Jean Weber</meta:initial-creator>
    <dc:date>2016-07-26T13:30:53.381412057</dc:date>
    <dc:creator>Milos Sramek</dc:creator>
    <meta:document-statistic meta:table-count="9" meta:image-count="27" meta:object-count="0" meta:page-count="18" meta:paragraph-count="425" meta:word-count="5373" meta:character-count="30690" meta:non-whitespace-character-count="25736"/>
    <meta:template xlink:type="simple" xlink:actuate="onRequest" xlink:title="LO 5.0 Chapter Template" xlink:href="../../../../../../../Library/Application%20Support/LibreOffice/4/user/template/LO%205.0%20Chapter%20Template.ott" meta:date="2016-02-11T11:53:39.147244000"/>
  </office:meta>
</office:document-meta>
</file>